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page" style:column-width="3.175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R_202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ce1"/>
        <table:table-column table:style-name="co11" table:number-columns-repeated="3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993" table:default-cell-style-name="ce1"/>
        <table:table-column table:style-name="co14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rço - 2021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07951.86" table:style-name="ce14">
            <text:p><text:s/>107.951,86<text:s/></text:p>
          </table:table-cell>
          <table:table-cell office:value-type="float" office:value="21125.9" table:style-name="ce14">
            <text:p><text:s/>21.125,90<text:s/></text:p>
          </table:table-cell>
          <table:table-cell office:value-type="float" office:value="75174647.530000001" table:style-name="ce14">
            <text:p><text:s/>75.174.647,53<text:s/></text:p>
          </table:table-cell>
          <table:table-cell office:value-type="float" office:value="7571.61" table:style-name="ce14">
            <text:p><text:s/>7.571,61<text:s/></text:p>
          </table:table-cell>
          <table:table-cell office:value-type="float" office:value="121349852.66" table:style-name="ce14">
            <text:p><text:s/>121.349.852,66<text:s/></text:p>
          </table:table-cell>
          <table:table-cell office:value-type="float" office:value="113241072.64" table:style-name="ce14">
            <text:p><text:s/>113.241.072,64<text:s/></text:p>
          </table:table-cell>
          <table:table-cell office:value-type="float" office:value="3820579.5" table:style-name="ce14">
            <text:p><text:s/>3.820.579,50<text:s/></text:p>
          </table:table-cell>
          <table:table-cell office:value-type="float" office:value="202410898.47" table:style-name="ce14">
            <text:p><text:s/>202.410.898,47<text:s/></text:p>
          </table:table-cell>
          <table:table-cell office:value-type="float" office:value="39975357.369999997" table:style-name="ce14">
            <text:p><text:s/>39.975.357,37<text:s/></text:p>
          </table:table-cell>
          <table:table-cell office:value-type="float" office:value="4378299.79" table:style-name="ce14">
            <text:p><text:s/>4.378.299,79<text:s/></text:p>
          </table:table-cell>
          <table:table-cell office:value-type="float" office:value="180843166.66" table:style-name="ce14">
            <text:p><text:s/>180.843.166,66<text:s/></text:p>
          </table:table-cell>
          <table:table-cell office:value-type="float" office:value="643036.92000000004" table:style-name="ce14">
            <text:p><text:s/>643.036,92<text:s/></text:p>
          </table:table-cell>
          <table:table-cell office:value-type="float" office:value="2536082.42" table:style-name="ce14">
            <text:p><text:s/>2.536.082,42<text:s/></text:p>
          </table:table-cell>
          <table:table-cell office:value-type="float" office:value="7878166.4199999999" table:style-name="ce14">
            <text:p><text:s/>7.878.166,42<text:s/></text:p>
          </table:table-cell>
          <table:table-cell office:value-type="float" office:value="4686641.82" table:style-name="ce14">
            <text:p><text:s/>4.686.641,82<text:s/></text:p>
          </table:table-cell>
          <table:table-cell office:value-type="float" office:value="154382507.91999999" table:style-name="ce14">
            <text:p><text:s/>154.382.507,92<text:s/></text:p>
          </table:table-cell>
          <table:table-cell office:value-type="float" office:value="4125.07" table:style-name="ce14">
            <text:p><text:s/>4.125,07<text:s/></text:p>
          </table:table-cell>
          <table:table-cell office:value-type="float" office:value="538457654.75" table:style-name="ce14">
            <text:p><text:s/>538.457.654,75<text:s/></text:p>
          </table:table-cell>
          <table:table-cell office:value-type="float" office:value="284949362.32999998" table:style-name="ce14">
            <text:p><text:s/>284.949.362,33<text:s/></text:p>
          </table:table-cell>
          <table:table-cell office:value-type="float" office:value="455349.84" table:style-name="ce14">
            <text:p><text:s/>455.349,84<text:s/></text:p>
          </table:table-cell>
          <table:table-cell office:value-type="float" office:value="34119.94" table:style-name="ce14">
            <text:p><text:s/>34.119,94<text:s/></text:p>
          </table:table-cell>
          <table:table-cell office:value-type="float" office:value="889.08" table:style-name="ce14">
            <text:p><text:s/>889,08<text:s/></text:p>
          </table:table-cell>
          <table:table-cell office:value-type="float" office:value="164486213.72" table:style-name="ce14">
            <text:p><text:s/>164.486.213,72<text:s/></text:p>
          </table:table-cell>
          <table:table-cell office:value-type="float" office:value="1405274110.5799999" table:style-name="ce14">
            <text:p><text:s/>1.405.274.110,58<text:s/></text:p>
          </table:table-cell>
          <table:table-cell office:value-type="float" office:value="25832.84" table:style-name="ce14">
            <text:p><text:s/>25.832,84<text:s/></text:p>
          </table:table-cell>
          <table:table-cell office:value-type="float" office:value="2795288309.5599999" table:style-name="ce14">
            <text:p><text:s/>2.795.288.309,56<text:s/></text:p>
          </table:table-cell>
          <table:table-cell office:value-type="float" office:value="957" table:style-name="ce14">
            <text:p><text:s/>957,00<text:s/></text:p>
          </table:table-cell>
          <table:table-cell office:value-type="float" office:value="6100433884.1999998" table:style-name="ce15">
            <text:p><text:s/>6.100.433.884,2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6">
            <text:p>-00<text:s/></text:p>
          </table:table-cell>
          <table:table-cell office:value-type="float" office:value="1583.71" table:style-name="ce16">
            <text:p><text:s/>1.583,71<text:s/></text:p>
          </table:table-cell>
          <table:table-cell office:value-type="float" office:value="-3.33" table:style-name="ce16">
            <text:p>-3,3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534.98" table:style-name="ce16">
            <text:p><text:s/>1.534,98<text:s/></text:p>
          </table:table-cell>
          <table:table-cell office:value-type="float" office:value="-37.33" table:style-name="ce16">
            <text:p>-37,33<text:s/></text:p>
          </table:table-cell>
          <table:table-cell office:value-type="float" office:value="1.95" table:style-name="ce16">
            <text:p><text:s/>1,95<text:s/></text:p>
          </table:table-cell>
          <table:table-cell office:value-type="float" office:value="-215.57" table:style-name="ce16">
            <text:p>-215,57<text:s/></text:p>
          </table:table-cell>
          <table:table-cell office:value-type="float" office:value="2306.7800000000002" table:style-name="ce16">
            <text:p><text:s/>2.306,78<text:s/></text:p>
          </table:table-cell>
          <table:table-cell office:value-type="float" office:value="12.15" table:style-name="ce16">
            <text:p><text:s/>12,15<text:s/></text:p>
          </table:table-cell>
          <table:table-cell office:value-type="float" office:value="-163.36000000000001" table:style-name="ce16">
            <text:p>-163,36<text:s/></text:p>
          </table:table-cell>
          <table:table-cell office:value-type="float" office:value="-54.77" table:style-name="ce16">
            <text:p>-54,77<text:s/></text:p>
          </table:table-cell>
          <table:table-cell office:value-type="float" office:value="1564.86" table:style-name="ce16">
            <text:p><text:s/>1.564,86<text:s/></text:p>
          </table:table-cell>
          <table:table-cell office:value-type="float" office:value="328.32" table:style-name="ce16">
            <text:p><text:s/>328,32<text:s/></text:p>
          </table:table-cell>
          <table:table-cell office:value-type="float" office:value="-1483.61" table:style-name="ce16">
            <text:p>-1.483,61<text:s/></text:p>
          </table:table-cell>
          <table:table-cell office:value-type="float" office:value="4576.8900000000003" table:style-name="ce16">
            <text:p><text:s/>4.576,89<text:s/></text:p>
          </table:table-cell>
          <table:table-cell office:value-type="float" office:value="-2.59" table:style-name="ce16">
            <text:p>-2,59<text:s/></text:p>
          </table:table-cell>
          <table:table-cell office:value-type="float" office:value="197.44" table:style-name="ce16">
            <text:p><text:s/>197,44<text:s/></text:p>
          </table:table-cell>
          <table:table-cell office:value-type="float" office:value="-205.83" table:style-name="ce16">
            <text:p>-205,83<text:s/></text:p>
          </table:table-cell>
          <table:table-cell office:value-type="float" office:value="5.79" table:style-name="ce16">
            <text:p><text:s/>5,79<text:s/></text:p>
          </table:table-cell>
          <table:table-cell office:value-type="float" office:value="-56.13" table:style-name="ce16">
            <text:p>-56,1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9756.31" table:style-name="ce16">
            <text:p><text:s/>9.756,31<text:s/></text:p>
          </table:table-cell>
          <table:table-cell office:value-type="float" office:value="-2360.71" table:style-name="ce16">
            <text:p>-2.360,71<text:s/></text:p>
          </table:table-cell>
          <table:table-cell office:value-type="float" office:value="-196.53" table:style-name="ce16">
            <text:p>-196,53<text:s/></text:p>
          </table:table-cell>
          <table:table-cell office:value-type="float" office:value="338961.07" table:style-name="ce16">
            <text:p><text:s/>338.961,07<text:s/></text:p>
          </table:table-cell>
          <table:table-cell office:value-type="float" office:value="466.83" table:style-name="ce16">
            <text:p><text:s/>466,83<text:s/></text:p>
          </table:table-cell>
          <table:table-cell office:value-type="float" office:value="356517.32" table:style-name="ce17">
            <text:p><text:s/>356.517,3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64283.32" table:style-name="ce16">
            <text:p><text:s/>164.283,32<text:s/></text:p>
          </table:table-cell>
          <table:table-cell office:value-type="float" office:value="9158450.7599999998" table:style-name="ce16">
            <text:p><text:s/>9.158.450,76<text:s/></text:p>
          </table:table-cell>
          <table:table-cell office:value-type="float" office:value="19582766.68" table:style-name="ce16">
            <text:p><text:s/>19.582.766,68<text:s/></text:p>
          </table:table-cell>
          <table:table-cell office:value-type="float" office:value="423928.47" table:style-name="ce16">
            <text:p><text:s/>423.928,47<text:s/></text:p>
          </table:table-cell>
          <table:table-cell office:value-type="float" office:value="156988874.62" table:style-name="ce16">
            <text:p><text:s/>156.988.874,62<text:s/></text:p>
          </table:table-cell>
          <table:table-cell office:value-type="float" office:value="98360809.900000006" table:style-name="ce16">
            <text:p><text:s/>98.360.809,90<text:s/></text:p>
          </table:table-cell>
          <table:table-cell office:value-type="float" office:value="4848192.42" table:style-name="ce16">
            <text:p><text:s/>4.848.192,42<text:s/></text:p>
          </table:table-cell>
          <table:table-cell office:value-type="float" office:value="305808445.05000001" table:style-name="ce16">
            <text:p><text:s/>305.808.445,05<text:s/></text:p>
          </table:table-cell>
          <table:table-cell office:value-type="float" office:value="44767623.759999998" table:style-name="ce16">
            <text:p><text:s/>44.767.623,76<text:s/></text:p>
          </table:table-cell>
          <table:table-cell office:value-type="float" office:value="4851855.32" table:style-name="ce16">
            <text:p><text:s/>4.851.855,32<text:s/></text:p>
          </table:table-cell>
          <table:table-cell office:value-type="float" office:value="690884001.03999996" table:style-name="ce16">
            <text:p><text:s/>690.884.001,04<text:s/></text:p>
          </table:table-cell>
          <table:table-cell office:value-type="float" office:value="10368413.869999999" table:style-name="ce16">
            <text:p><text:s/>10.368.413,87<text:s/></text:p>
          </table:table-cell>
          <table:table-cell office:value-type="float" office:value="9706319.0899999999" table:style-name="ce16">
            <text:p><text:s/>9.706.319,09<text:s/></text:p>
          </table:table-cell>
          <table:table-cell office:value-type="float" office:value="27470709.91" table:style-name="ce16">
            <text:p><text:s/>27.470.709,91<text:s/></text:p>
          </table:table-cell>
          <table:table-cell office:value-type="float" office:value="7982666" table:style-name="ce16">
            <text:p><text:s/>7.982.666,00<text:s/></text:p>
          </table:table-cell>
          <table:table-cell office:value-type="float" office:value="164995699.15000001" table:style-name="ce16">
            <text:p><text:s/>164.995.699,15<text:s/></text:p>
          </table:table-cell>
          <table:table-cell office:value-type="float" office:value="3173906.32" table:style-name="ce16">
            <text:p><text:s/>3.173.906,32<text:s/></text:p>
          </table:table-cell>
          <table:table-cell office:value-type="float" office:value="455227579.38" table:style-name="ce16">
            <text:p><text:s/>455.227.579,38<text:s/></text:p>
          </table:table-cell>
          <table:table-cell office:value-type="float" office:value="300299356.63999999" table:style-name="ce16">
            <text:p><text:s/>300.299.356,64<text:s/></text:p>
          </table:table-cell>
          <table:table-cell office:value-type="float" office:value="5616771.4199999999" table:style-name="ce16">
            <text:p><text:s/>5.616.771,42<text:s/></text:p>
          </table:table-cell>
          <table:table-cell office:value-type="float" office:value="5424088.5899999999" table:style-name="ce16">
            <text:p><text:s/>5.424.088,59<text:s/></text:p>
          </table:table-cell>
          <table:table-cell office:value-type="float" office:value="58147.72" table:style-name="ce16">
            <text:p><text:s/>58.147,72<text:s/></text:p>
          </table:table-cell>
          <table:table-cell office:value-type="float" office:value="487046279.43000001" table:style-name="ce16">
            <text:p><text:s/>487.046.279,43<text:s/></text:p>
          </table:table-cell>
          <table:table-cell office:value-type="float" office:value="983255752.24000001" table:style-name="ce16">
            <text:p><text:s/>983.255.752,24<text:s/></text:p>
          </table:table-cell>
          <table:table-cell office:value-type="float" office:value="5185812.7300000004" table:style-name="ce16">
            <text:p><text:s/>5.185.812,73<text:s/></text:p>
          </table:table-cell>
          <table:table-cell office:value-type="float" office:value="2594379769.1100001" table:style-name="ce16">
            <text:p><text:s/>2.594.379.769,11<text:s/></text:p>
          </table:table-cell>
          <table:table-cell office:value-type="float" office:value="2595044.54" table:style-name="ce16">
            <text:p><text:s/>2.595.044,54<text:s/></text:p>
          </table:table-cell>
          <table:table-cell office:value-type="float" office:value="6398625547.4799995" table:style-name="ce17">
            <text:p><text:s/>6.398.625.547,4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8959.6" table:style-name="ce16">
            <text:p><text:s/>8.959,6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87553.64" table:style-name="ce16">
            <text:p><text:s/>87.553,64<text:s/></text:p>
          </table:table-cell>
          <table:table-cell office:value-type="float" office:value="1125" table:style-name="ce16">
            <text:p><text:s/>1.125,00<text:s/></text:p>
          </table:table-cell>
          <table:table-cell office:value-type="float" office:value="349757003.48000002" table:style-name="ce16">
            <text:p><text:s/>349.757.003,4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60.11" table:style-name="ce16">
            <text:p><text:s/>60,11<text:s/></text:p>
          </table:table-cell>
          <table:table-cell office:value-type="float" office:value="3140159.87" table:style-name="ce16">
            <text:p><text:s/>3.140.159,8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20.69" table:style-name="ce16">
            <text:p><text:s/>320,6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88070560.769999996" table:style-name="ce16">
            <text:p><text:s/>88.070.560,77<text:s/></text:p>
          </table:table-cell>
          <table:table-cell office:value-type="float" office:value="2235.89" table:style-name="ce16">
            <text:p><text:s/>2.235,8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48342.87" table:style-name="ce16">
            <text:p><text:s/>1.448.342,8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42516321.92000002" table:style-name="ce17">
            <text:p><text:s/>442.516.321,9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95485.11" table:style-name="ce16">
            <text:p><text:s/>95.485,11<text:s/></text:p>
          </table:table-cell>
          <table:table-cell office:value-type="float" office:value="633332.04" table:style-name="ce16">
            <text:p><text:s/>633.332,04<text:s/></text:p>
          </table:table-cell>
          <table:table-cell office:value-type="float" office:value="451344.38" table:style-name="ce16">
            <text:p><text:s/>451.344,3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6393721.91" table:style-name="ce16">
            <text:p><text:s/>16.393.721,91<text:s/></text:p>
          </table:table-cell>
          <table:table-cell office:value-type="float" office:value="7784196.6799999997" table:style-name="ce16">
            <text:p><text:s/>7.784.196,68<text:s/></text:p>
          </table:table-cell>
          <table:table-cell office:value-type="float" office:value="2150593.89" table:style-name="ce16">
            <text:p><text:s/>2.150.593,89<text:s/></text:p>
          </table:table-cell>
          <table:table-cell office:value-type="float" office:value="489082.93" table:style-name="ce16">
            <text:p><text:s/>489.082,93<text:s/></text:p>
          </table:table-cell>
          <table:table-cell office:value-type="float" office:value="7556660.75" table:style-name="ce16">
            <text:p><text:s/>7.556.660,75<text:s/></text:p>
          </table:table-cell>
          <table:table-cell office:value-type="float" office:value="3787791.27" table:style-name="ce16">
            <text:p><text:s/>3.787.791,27<text:s/></text:p>
          </table:table-cell>
          <table:table-cell office:value-type="float" office:value="34253706.130000003" table:style-name="ce16">
            <text:p><text:s/>34.253.706,13<text:s/></text:p>
          </table:table-cell>
          <table:table-cell office:value-type="float" office:value="72579.08" table:style-name="ce16">
            <text:p><text:s/>72.579,08<text:s/></text:p>
          </table:table-cell>
          <table:table-cell office:value-type="float" office:value="3311781.26" table:style-name="ce16">
            <text:p><text:s/>3.311.781,26<text:s/></text:p>
          </table:table-cell>
          <table:table-cell office:value-type="float" office:value="1953008.71" table:style-name="ce16">
            <text:p><text:s/>1.953.008,71<text:s/></text:p>
          </table:table-cell>
          <table:table-cell office:value-type="float" office:value="2300606.44" table:style-name="ce16">
            <text:p><text:s/>2.300.606,44<text:s/></text:p>
          </table:table-cell>
          <table:table-cell office:value-type="float" office:value="22694947.149999999" table:style-name="ce16">
            <text:p><text:s/>22.694.947,15<text:s/></text:p>
          </table:table-cell>
          <table:table-cell office:value-type="float" office:value="1397570.83" table:style-name="ce16">
            <text:p><text:s/>1.397.570,83<text:s/></text:p>
          </table:table-cell>
          <table:table-cell office:value-type="float" office:value="3246950.7" table:style-name="ce16">
            <text:p><text:s/>3.246.950,70<text:s/></text:p>
          </table:table-cell>
          <table:table-cell office:value-type="float" office:value="18361251.739999998" table:style-name="ce16">
            <text:p><text:s/>18.361.251,74<text:s/></text:p>
          </table:table-cell>
          <table:table-cell office:value-type="float" office:value="936198.71" table:style-name="ce16">
            <text:p><text:s/>936.198,71<text:s/></text:p>
          </table:table-cell>
          <table:table-cell office:value-type="float" office:value="57163.42" table:style-name="ce16">
            <text:p><text:s/>57.163,4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3633136.279999999" table:style-name="ce16">
            <text:p><text:s/>13.633.136,28<text:s/></text:p>
          </table:table-cell>
          <table:table-cell office:value-type="float" office:value="12253867.300000001" table:style-name="ce16">
            <text:p><text:s/>12.253.867,30<text:s/></text:p>
          </table:table-cell>
          <table:table-cell office:value-type="float" office:value="1386852.61" table:style-name="ce16">
            <text:p><text:s/>1.386.852,61<text:s/></text:p>
          </table:table-cell>
          <table:table-cell office:value-type="float" office:value="57555780.649999999" table:style-name="ce16">
            <text:p><text:s/>57.555.780,65<text:s/></text:p>
          </table:table-cell>
          <table:table-cell office:value-type="float" office:value="574791.87" table:style-name="ce16">
            <text:p><text:s/>574.791,87<text:s/></text:p>
          </table:table-cell>
          <table:table-cell office:value-type="float" office:value="213332401.84" table:style-name="ce17">
            <text:p><text:s/>213.332.401,8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6">
            <text:p>-00<text:s/></text:p>
          </table:table-cell>
          <table:table-cell office:value-type="float" office:value="4426.93" table:style-name="ce16">
            <text:p><text:s/>4.426,93<text:s/></text:p>
          </table:table-cell>
          <table:table-cell office:value-type="float" office:value="17786.2" table:style-name="ce16">
            <text:p><text:s/>17.786,2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1956.95" table:style-name="ce16">
            <text:p><text:s/>11.956,9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8485261.190000001" table:style-name="ce16">
            <text:p><text:s/>18.485.261,19<text:s/></text:p>
          </table:table-cell>
          <table:table-cell office:value-type="float" office:value="35182.17" table:style-name="ce16">
            <text:p><text:s/>35.182,17<text:s/></text:p>
          </table:table-cell>
          <table:table-cell office:value-type="float" office:value="6665.1" table:style-name="ce16">
            <text:p><text:s/>6.665,10<text:s/></text:p>
          </table:table-cell>
          <table:table-cell office:value-type="float" office:value="38730.629999999997" table:style-name="ce16">
            <text:p><text:s/>38.730,6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6995.43" table:style-name="ce16">
            <text:p><text:s/>16.995,43<text:s/></text:p>
          </table:table-cell>
          <table:table-cell office:value-type="float" office:value="20.7" table:style-name="ce16">
            <text:p><text:s/>20,70<text:s/></text:p>
          </table:table-cell>
          <table:table-cell office:value-type="float" office:value="12526746.25" table:style-name="ce16">
            <text:p><text:s/>12.526.746,25<text:s/></text:p>
          </table:table-cell>
          <table:table-cell office:value-type="float" office:value="5126.32" table:style-name="ce16">
            <text:p><text:s/>5.126,32<text:s/></text:p>
          </table:table-cell>
          <table:table-cell office:value-type="float" office:value="20091081.16" table:style-name="ce16">
            <text:p><text:s/>20.091.081,16<text:s/></text:p>
          </table:table-cell>
          <table:table-cell office:value-type="float" office:value="9390669.3499999996" table:style-name="ce16">
            <text:p><text:s/>9.390.669,35<text:s/></text:p>
          </table:table-cell>
          <table:table-cell office:value-type="float" office:value="11579.24" table:style-name="ce16">
            <text:p><text:s/>11.579,24<text:s/></text:p>
          </table:table-cell>
          <table:table-cell office:value-type="float" office:value="48134.11" table:style-name="ce16">
            <text:p><text:s/>48.134,1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1314.370000000003" table:style-name="ce16">
            <text:p><text:s/>41.314,37<text:s/></text:p>
          </table:table-cell>
          <table:table-cell office:value-type="float" office:value="20062700.780000001" table:style-name="ce16">
            <text:p><text:s/>20.062.700,78<text:s/></text:p>
          </table:table-cell>
          <table:table-cell office:value-type="float" office:value="11159.64" table:style-name="ce16">
            <text:p><text:s/>11.159,64<text:s/></text:p>
          </table:table-cell>
          <table:table-cell office:value-type="float" office:value="109776518.20999999" table:style-name="ce16">
            <text:p><text:s/>109.776.518,2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90582054.72999999" table:style-name="ce17">
            <text:p><text:s/>190.582.054,7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15061.43" table:style-name="ce16">
            <text:p><text:s/>15.061,43<text:s/></text:p>
          </table:table-cell>
          <table:table-cell office:value-type="float" office:value="4139.3" table:style-name="ce16">
            <text:p><text:s/>4.139,30<text:s/></text:p>
          </table:table-cell>
          <table:table-cell office:value-type="float" office:value="13471429.16" table:style-name="ce16">
            <text:p><text:s/>13.471.429,16<text:s/></text:p>
          </table:table-cell>
          <table:table-cell office:value-type="float" office:value="2842.5" table:style-name="ce16">
            <text:p><text:s/>2.842,50<text:s/></text:p>
          </table:table-cell>
          <table:table-cell office:value-type="float" office:value="65753311.609999999" table:style-name="ce16">
            <text:p><text:s/>65.753.311,61<text:s/></text:p>
          </table:table-cell>
          <table:table-cell office:value-type="float" office:value="52679282.280000001" table:style-name="ce16">
            <text:p><text:s/>52.679.282,28<text:s/></text:p>
          </table:table-cell>
          <table:table-cell office:value-type="float" office:value="874230.71" table:style-name="ce16">
            <text:p><text:s/>874.230,71<text:s/></text:p>
          </table:table-cell>
          <table:table-cell office:value-type="float" office:value="209825685" table:style-name="ce16">
            <text:p><text:s/>209.825.685,00<text:s/></text:p>
          </table:table-cell>
          <table:table-cell office:value-type="float" office:value="5342904.2" table:style-name="ce16">
            <text:p><text:s/>5.342.904,20<text:s/></text:p>
          </table:table-cell>
          <table:table-cell office:value-type="float" office:value="326240.74" table:style-name="ce16">
            <text:p><text:s/>326.240,74<text:s/></text:p>
          </table:table-cell>
          <table:table-cell office:value-type="float" office:value="105017333.23999999" table:style-name="ce16">
            <text:p><text:s/>105.017.333,24<text:s/></text:p>
          </table:table-cell>
          <table:table-cell office:value-type="float" office:value="626584.98" table:style-name="ce16">
            <text:p><text:s/>626.584,98<text:s/></text:p>
          </table:table-cell>
          <table:table-cell office:value-type="float" office:value="1813407.63" table:style-name="ce16">
            <text:p><text:s/>1.813.407,63<text:s/></text:p>
          </table:table-cell>
          <table:table-cell office:value-type="float" office:value="6310849.0899999999" table:style-name="ce16">
            <text:p><text:s/>6.310.849,09<text:s/></text:p>
          </table:table-cell>
          <table:table-cell office:value-type="float" office:value="2582986.29" table:style-name="ce16">
            <text:p><text:s/>2.582.986,29<text:s/></text:p>
          </table:table-cell>
          <table:table-cell office:value-type="float" office:value="78174285.159999996" table:style-name="ce16">
            <text:p><text:s/>78.174.285,1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74088025.18000001" table:style-name="ce16">
            <text:p><text:s/>274.088.025,18<text:s/></text:p>
          </table:table-cell>
          <table:table-cell office:value-type="float" office:value="152237656.62" table:style-name="ce16">
            <text:p><text:s/>152.237.656,62<text:s/></text:p>
          </table:table-cell>
          <table:table-cell office:value-type="float" office:value="214142.53" table:style-name="ce16">
            <text:p><text:s/>214.142,53<text:s/></text:p>
          </table:table-cell>
          <table:table-cell office:value-type="float" office:value="8656.64" table:style-name="ce16">
            <text:p><text:s/>8.656,64<text:s/></text:p>
          </table:table-cell>
          <table:table-cell office:value-type="float" office:value="12968.03" table:style-name="ce16">
            <text:p><text:s/>12.968,03<text:s/></text:p>
          </table:table-cell>
          <table:table-cell office:value-type="float" office:value="191697618.22" table:style-name="ce16">
            <text:p><text:s/>191.697.618,22<text:s/></text:p>
          </table:table-cell>
          <table:table-cell office:value-type="float" office:value="684333001.71000004" table:style-name="ce16">
            <text:p><text:s/>684.333.001,71<text:s/></text:p>
          </table:table-cell>
          <table:table-cell office:value-type="float" office:value="437.99" table:style-name="ce16">
            <text:p><text:s/>437,99<text:s/></text:p>
          </table:table-cell>
          <table:table-cell office:value-type="float" office:value="1152146873.6800001" table:style-name="ce16">
            <text:p><text:s/>1.152.146.873,68<text:s/></text:p>
          </table:table-cell>
          <table:table-cell office:value-type="float" office:value="511301.45" table:style-name="ce16">
            <text:p><text:s/>511.301,45<text:s/></text:p>
          </table:table-cell>
          <table:table-cell office:value-type="float" office:value="2998071255.3699999" table:style-name="ce17">
            <text:p><text:s/>2.998.071.255,37<text:s/></text:p>
          </table:table-cell>
          <table:table-cell table:number-columns-repeated="16355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53736.78" table:style-name="ce16">
            <text:p><text:s/>53.736,78<text:s/></text:p>
          </table:table-cell>
          <table:table-cell office:value-type="float" office:value="8516552.4900000002" table:style-name="ce16">
            <text:p><text:s/>8.516.552,49<text:s/></text:p>
          </table:table-cell>
          <table:table-cell office:value-type="float" office:value="5642206.9400000004" table:style-name="ce16">
            <text:p><text:s/>5.642.206,94<text:s/></text:p>
          </table:table-cell>
          <table:table-cell office:value-type="float" office:value="421085.97" table:style-name="ce16">
            <text:p><text:s/>421.085,97<text:s/></text:p>
          </table:table-cell>
          <table:table-cell office:value-type="float" office:value="74820924.550000012" table:style-name="ce16">
            <text:p><text:s/>74.820.924,55<text:s/></text:p>
          </table:table-cell>
          <table:table-cell office:value-type="float" office:value="37897330.939999998" table:style-name="ce16">
            <text:p><text:s/>37.897.330,94<text:s/></text:p>
          </table:table-cell>
          <table:table-cell office:value-type="float" office:value="1823367.8199999998" table:style-name="ce16">
            <text:p><text:s/>1.823.367,82<text:s/></text:p>
          </table:table-cell>
          <table:table-cell office:value-type="float" office:value="77008415.930000007" table:style-name="ce16">
            <text:p><text:s/>77.008.415,93<text:s/></text:p>
          </table:table-cell>
          <table:table-cell office:value-type="float" office:value="31745323" table:style-name="ce16">
            <text:p><text:s/>31.745.323,00<text:s/></text:p>
          </table:table-cell>
          <table:table-cell office:value-type="float" office:value="730033.21000000008" table:style-name="ce16">
            <text:p><text:s/>730.033,21<text:s/></text:p>
          </table:table-cell>
          <table:table-cell office:value-type="float" office:value="201817227.56" table:style-name="ce16">
            <text:p><text:s/>201.817.227,56<text:s/></text:p>
          </table:table-cell>
          <table:table-cell office:value-type="float" office:value="9669249.8100000005" table:style-name="ce16">
            <text:p><text:s/>9.669.249,81<text:s/></text:p>
          </table:table-cell>
          <table:table-cell office:value-type="float" office:value="4581130.1999999993" table:style-name="ce16">
            <text:p><text:s/>4.581.130,20<text:s/></text:p>
          </table:table-cell>
          <table:table-cell office:value-type="float" office:value="19189856.68" table:style-name="ce16">
            <text:p><text:s/>19.189.856,68<text:s/></text:p>
          </table:table-cell>
          <table:table-cell office:value-type="float" office:value="3099052.57" table:style-name="ce16">
            <text:p><text:s/>3.099.052,57<text:s/></text:p>
          </table:table-cell>
          <table:table-cell office:value-type="float" office:value="51599720.590000004" table:style-name="ce16">
            <text:p><text:s/>51.599.720,59<text:s/></text:p>
          </table:table-cell>
          <table:table-cell office:value-type="float" office:value="1771209.17" table:style-name="ce16">
            <text:p><text:s/>1.771.209,17<text:s/></text:p>
          </table:table-cell>
          <table:table-cell office:value-type="float" office:value="157801462.23000002" table:style-name="ce16">
            <text:p><text:s/>157.801.462,23<text:s/></text:p>
          </table:table-cell>
          <table:table-cell office:value-type="float" office:value="117169619.06" table:style-name="ce16">
            <text:p><text:s/>117.169.619,06<text:s/></text:p>
          </table:table-cell>
          <table:table-cell office:value-type="float" office:value="4454850.9400000004" table:style-name="ce16">
            <text:p><text:s/>4.454.850,94<text:s/></text:p>
          </table:table-cell>
          <table:table-cell office:value-type="float" office:value="5309813.7300000004" table:style-name="ce16">
            <text:p><text:s/>5.309.813,73<text:s/></text:p>
          </table:table-cell>
          <table:table-cell office:value-type="float" office:value="45179.69" table:style-name="ce16">
            <text:p><text:s/>45.179,69<text:s/></text:p>
          </table:table-cell>
          <table:table-cell office:value-type="float" office:value="193603649.78999999" table:style-name="ce16">
            <text:p><text:s/>193.603.649,79<text:s/></text:p>
          </table:table-cell>
          <table:table-cell office:value-type="float" office:value="266603946.55999997" table:style-name="ce16">
            <text:p><text:s/>266.603.946,56<text:s/></text:p>
          </table:table-cell>
          <table:table-cell office:value-type="float" office:value="3787362.49" table:style-name="ce16">
            <text:p><text:s/>3.787.362,49<text:s/></text:p>
          </table:table-cell>
          <table:table-cell office:value-type="float" office:value="1273452253.6999998" table:style-name="ce16">
            <text:p><text:s/>1.273.452.253,70<text:s/></text:p>
          </table:table-cell>
          <table:table-cell office:value-type="float" office:value="1508951.2200000002" table:style-name="ce16">
            <text:p><text:s/>1.508.951,22<text:s/></text:p>
          </table:table-cell>
          <table:table-cell office:value-type="float" office:value="2554123513.6199994" table:style-name="ce17">
            <text:p><text:s/>2.554.123.513,6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1888819.25" table:style-name="ce16">
            <text:p><text:s/>21.888.819,25<text:s/></text:p>
          </table:table-cell>
          <table:table-cell office:value-type="float" office:value="77703634.400000006" table:style-name="ce16">
            <text:p><text:s/>77.703.634,40<text:s/></text:p>
          </table:table-cell>
          <table:table-cell office:value-type="float" office:value="337050131.81999999" table:style-name="ce16">
            <text:p><text:s/>337.050.131,82<text:s/></text:p>
          </table:table-cell>
          <table:table-cell office:value-type="float" office:value="15951859.029999999" table:style-name="ce16">
            <text:p><text:s/>15.951.859,03<text:s/></text:p>
          </table:table-cell>
          <table:table-cell office:value-type="float" office:value="585306114.66999996" table:style-name="ce16">
            <text:p><text:s/>585.306.114,67<text:s/></text:p>
          </table:table-cell>
          <table:table-cell office:value-type="float" office:value="378880937.93000001" table:style-name="ce16">
            <text:p><text:s/>378.880.937,93<text:s/></text:p>
          </table:table-cell>
          <table:table-cell office:value-type="float" office:value="4256836997.71" table:style-name="ce16">
            <text:p><text:s/>4.256.836.997,71<text:s/></text:p>
          </table:table-cell>
          <table:table-cell office:value-type="float" office:value="363374414.76999998" table:style-name="ce16">
            <text:p><text:s/>363.374.414,77<text:s/></text:p>
          </table:table-cell>
          <table:table-cell office:value-type="float" office:value="448832489.30000001" table:style-name="ce16">
            <text:p><text:s/>448.832.489,30<text:s/></text:p>
          </table:table-cell>
          <table:table-cell office:value-type="float" office:value="122979746.7" table:style-name="ce16">
            <text:p><text:s/>122.979.746,70<text:s/></text:p>
          </table:table-cell>
          <table:table-cell office:value-type="float" office:value="2905131790.5500002" table:style-name="ce16">
            <text:p><text:s/>2.905.131.790,55<text:s/></text:p>
          </table:table-cell>
          <table:table-cell office:value-type="float" office:value="177984768.56" table:style-name="ce16">
            <text:p><text:s/>177.984.768,56<text:s/></text:p>
          </table:table-cell>
          <table:table-cell office:value-type="float" office:value="335693275.44" table:style-name="ce16">
            <text:p><text:s/>335.693.275,44<text:s/></text:p>
          </table:table-cell>
          <table:table-cell office:value-type="float" office:value="238789300.36000001" table:style-name="ce16">
            <text:p><text:s/>238.789.300,36<text:s/></text:p>
          </table:table-cell>
          <table:table-cell office:value-type="float" office:value="116845862.93000001" table:style-name="ce16">
            <text:p><text:s/>116.845.862,93<text:s/></text:p>
          </table:table-cell>
          <table:table-cell office:value-type="float" office:value="432246634.14999998" table:style-name="ce16">
            <text:p><text:s/>432.246.634,15<text:s/></text:p>
          </table:table-cell>
          <table:table-cell office:value-type="float" office:value="66976084.670000002" table:style-name="ce16">
            <text:p><text:s/>66.976.084,67<text:s/></text:p>
          </table:table-cell>
          <table:table-cell office:value-type="float" office:value="1328620566.75" table:style-name="ce16">
            <text:p><text:s/>1.328.620.566,75<text:s/></text:p>
          </table:table-cell>
          <table:table-cell office:value-type="float" office:value="7532556434.54" table:style-name="ce16">
            <text:p><text:s/>7.532.556.434,54<text:s/></text:p>
          </table:table-cell>
          <table:table-cell office:value-type="float" office:value="116950278.72" table:style-name="ce16">
            <text:p><text:s/>116.950.278,72<text:s/></text:p>
          </table:table-cell>
          <table:table-cell office:value-type="float" office:value="84163159.670000002" table:style-name="ce16">
            <text:p><text:s/>84.163.159,67<text:s/></text:p>
          </table:table-cell>
          <table:table-cell office:value-type="float" office:value="19594237.949999999" table:style-name="ce16">
            <text:p><text:s/>19.594.237,95<text:s/></text:p>
          </table:table-cell>
          <table:table-cell office:value-type="float" office:value="1428611482.3499999" table:style-name="ce16">
            <text:p><text:s/>1.428.611.482,35<text:s/></text:p>
          </table:table-cell>
          <table:table-cell office:value-type="float" office:value="1002649724.98" table:style-name="ce16">
            <text:p><text:s/>1.002.649.724,98<text:s/></text:p>
          </table:table-cell>
          <table:table-cell office:value-type="float" office:value="79854884.530000001" table:style-name="ce16">
            <text:p><text:s/>79.854.884,53<text:s/></text:p>
          </table:table-cell>
          <table:table-cell office:value-type="float" office:value="16397761859.52" table:style-name="ce16">
            <text:p><text:s/>16.397.761.859,52<text:s/></text:p>
          </table:table-cell>
          <table:table-cell office:value-type="float" office:value="38015410.789999999" table:style-name="ce16">
            <text:p><text:s/>38.015.410,79<text:s/></text:p>
          </table:table-cell>
          <table:table-cell office:value-type="float" office:value="38911250902.040001" table:style-name="ce17">
            <text:p><text:s/>38.911.250.902,0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2665914.16" table:style-name="ce16">
            <text:p><text:s/>2.665.914,16<text:s/></text:p>
          </table:table-cell>
          <table:table-cell office:value-type="float" office:value="12374660.470000001" table:style-name="ce16">
            <text:p><text:s/>12.374.660,47<text:s/></text:p>
          </table:table-cell>
          <table:table-cell office:value-type="float" office:value="13940289.890000001" table:style-name="ce16">
            <text:p><text:s/>13.940.289,89<text:s/></text:p>
          </table:table-cell>
          <table:table-cell office:value-type="float" office:value="3065142.25" table:style-name="ce16">
            <text:p><text:s/>3.065.142,25<text:s/></text:p>
          </table:table-cell>
          <table:table-cell office:value-type="float" office:value="48986521.950000003" table:style-name="ce16">
            <text:p><text:s/>48.986.521,95<text:s/></text:p>
          </table:table-cell>
          <table:table-cell office:value-type="float" office:value="36516585.950000003" table:style-name="ce16">
            <text:p><text:s/>36.516.585,95<text:s/></text:p>
          </table:table-cell>
          <table:table-cell office:value-type="float" office:value="84914637.699999988" table:style-name="ce16">
            <text:p><text:s/>84.914.637,70<text:s/></text:p>
          </table:table-cell>
          <table:table-cell office:value-type="float" office:value="55744067.390000001" table:style-name="ce16">
            <text:p><text:s/>55.744.067,39<text:s/></text:p>
          </table:table-cell>
          <table:table-cell office:value-type="float" office:value="68052491.930000007" table:style-name="ce16">
            <text:p><text:s/>68.052.491,93<text:s/></text:p>
          </table:table-cell>
          <table:table-cell office:value-type="float" office:value="14937232.41" table:style-name="ce16">
            <text:p><text:s/>14.937.232,41<text:s/></text:p>
          </table:table-cell>
          <table:table-cell office:value-type="float" office:value="195696976.59999999" table:style-name="ce16">
            <text:p><text:s/>195.696.976,60<text:s/></text:p>
          </table:table-cell>
          <table:table-cell office:value-type="float" office:value="30100307.68" table:style-name="ce16">
            <text:p><text:s/>30.100.307,68<text:s/></text:p>
          </table:table-cell>
          <table:table-cell office:value-type="float" office:value="27258935.460000001" table:style-name="ce16">
            <text:p><text:s/>27.258.935,46<text:s/></text:p>
          </table:table-cell>
          <table:table-cell office:value-type="float" office:value="18700610.609999999" table:style-name="ce16">
            <text:p><text:s/>18.700.610,61<text:s/></text:p>
          </table:table-cell>
          <table:table-cell office:value-type="float" office:value="16288792.67" table:style-name="ce16">
            <text:p><text:s/>16.288.792,67<text:s/></text:p>
          </table:table-cell>
          <table:table-cell office:value-type="float" office:value="36889126.640000001" table:style-name="ce16">
            <text:p><text:s/>36.889.126,64<text:s/></text:p>
          </table:table-cell>
          <table:table-cell office:value-type="float" office:value="8859177.8000000007" table:style-name="ce16">
            <text:p><text:s/>8.859.177,80<text:s/></text:p>
          </table:table-cell>
          <table:table-cell office:value-type="float" office:value="131909675.81" table:style-name="ce16">
            <text:p><text:s/>131.909.675,81<text:s/></text:p>
          </table:table-cell>
          <table:table-cell office:value-type="float" office:value="409241710.39999998" table:style-name="ce16">
            <text:p><text:s/>409.241.710,40<text:s/></text:p>
          </table:table-cell>
          <table:table-cell office:value-type="float" office:value="12023404.550000001" table:style-name="ce16">
            <text:p><text:s/>12.023.404,55<text:s/></text:p>
          </table:table-cell>
          <table:table-cell office:value-type="float" office:value="18636316.079999998" table:style-name="ce16">
            <text:p><text:s/>18.636.316,08<text:s/></text:p>
          </table:table-cell>
          <table:table-cell office:value-type="float" office:value="2912003.02" table:style-name="ce16">
            <text:p><text:s/>2.912.003,02<text:s/></text:p>
          </table:table-cell>
          <table:table-cell office:value-type="float" office:value="166463903.19" table:style-name="ce16">
            <text:p><text:s/>166.463.903,19<text:s/></text:p>
          </table:table-cell>
          <table:table-cell office:value-type="float" office:value="178634874.72999999" table:style-name="ce16">
            <text:p><text:s/>178.634.874,73<text:s/></text:p>
          </table:table-cell>
          <table:table-cell office:value-type="float" office:value="9702303.4399999995" table:style-name="ce16">
            <text:p><text:s/>9.702.303,44<text:s/></text:p>
          </table:table-cell>
          <table:table-cell office:value-type="float" office:value="1242119718.78" table:style-name="ce16">
            <text:p><text:s/>1.242.119.718,78<text:s/></text:p>
          </table:table-cell>
          <table:table-cell office:value-type="float" office:value="5996606.3300000001" table:style-name="ce16">
            <text:p><text:s/>5.996.606,33<text:s/></text:p>
          </table:table-cell>
          <table:table-cell office:value-type="float" office:value="2852631987.8899999" table:style-name="ce17">
            <text:p><text:s/>2.852.631.987,8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9822931.3499999996" table:style-name="ce16">
            <text:p><text:s/>9.822.931,35<text:s/></text:p>
          </table:table-cell>
          <table:table-cell office:value-type="float" office:value="28552842.73" table:style-name="ce16">
            <text:p><text:s/>28.552.842,73<text:s/></text:p>
          </table:table-cell>
          <table:table-cell office:value-type="float" office:value="189242235.66999999" table:style-name="ce16">
            <text:p><text:s/>189.242.235,67<text:s/></text:p>
          </table:table-cell>
          <table:table-cell office:value-type="float" office:value="6834020.4000000004" table:style-name="ce16">
            <text:p><text:s/>6.834.020,40<text:s/></text:p>
          </table:table-cell>
          <table:table-cell office:value-type="float" office:value="329679952.68000001" table:style-name="ce16">
            <text:p><text:s/>329.679.952,68<text:s/></text:p>
          </table:table-cell>
          <table:table-cell office:value-type="float" office:value="158869337.31999999" table:style-name="ce16">
            <text:p><text:s/>158.869.337,32<text:s/></text:p>
          </table:table-cell>
          <table:table-cell office:value-type="float" office:value="529418296.06" table:style-name="ce16">
            <text:p><text:s/>529.418.296,06<text:s/></text:p>
          </table:table-cell>
          <table:table-cell office:value-type="float" office:value="173447834.84999999" table:style-name="ce16">
            <text:p><text:s/>173.447.834,85<text:s/></text:p>
          </table:table-cell>
          <table:table-cell office:value-type="float" office:value="238255641.69" table:style-name="ce16">
            <text:p><text:s/>238.255.641,69<text:s/></text:p>
          </table:table-cell>
          <table:table-cell office:value-type="float" office:value="51423620.920000002" table:style-name="ce16">
            <text:p><text:s/>51.423.620,92<text:s/></text:p>
          </table:table-cell>
          <table:table-cell office:value-type="float" office:value="2023500168.5899999" table:style-name="ce16">
            <text:p><text:s/>2.023.500.168,59<text:s/></text:p>
          </table:table-cell>
          <table:table-cell office:value-type="float" office:value="87864844.349999994" table:style-name="ce16">
            <text:p><text:s/>87.864.844,35<text:s/></text:p>
          </table:table-cell>
          <table:table-cell office:value-type="float" office:value="172340378.94999999" table:style-name="ce16">
            <text:p><text:s/>172.340.378,95<text:s/></text:p>
          </table:table-cell>
          <table:table-cell office:value-type="float" office:value="125337559.45" table:style-name="ce16">
            <text:p><text:s/>125.337.559,45<text:s/></text:p>
          </table:table-cell>
          <table:table-cell office:value-type="float" office:value="38944705.590000004" table:style-name="ce16">
            <text:p><text:s/>38.944.705,59<text:s/></text:p>
          </table:table-cell>
          <table:table-cell office:value-type="float" office:value="205950369.11000001" table:style-name="ce16">
            <text:p><text:s/>205.950.369,11<text:s/></text:p>
          </table:table-cell>
          <table:table-cell office:value-type="float" office:value="28546412.329999998" table:style-name="ce16">
            <text:p><text:s/>28.546.412,33<text:s/></text:p>
          </table:table-cell>
          <table:table-cell office:value-type="float" office:value="710454062.10000002" table:style-name="ce16">
            <text:p><text:s/>710.454.062,10<text:s/></text:p>
          </table:table-cell>
          <table:table-cell office:value-type="float" office:value="3757395342.5500002" table:style-name="ce16">
            <text:p><text:s/>3.757.395.342,55<text:s/></text:p>
          </table:table-cell>
          <table:table-cell office:value-type="float" office:value="51358368.729999997" table:style-name="ce16">
            <text:p><text:s/>51.358.368,73<text:s/></text:p>
          </table:table-cell>
          <table:table-cell office:value-type="float" office:value="40935370.270000003" table:style-name="ce16">
            <text:p><text:s/>40.935.370,27<text:s/></text:p>
          </table:table-cell>
          <table:table-cell office:value-type="float" office:value="8319642.5899999999" table:style-name="ce16">
            <text:p><text:s/>8.319.642,59<text:s/></text:p>
          </table:table-cell>
          <table:table-cell office:value-type="float" office:value="623101494.88999999" table:style-name="ce16">
            <text:p><text:s/>623.101.494,89<text:s/></text:p>
          </table:table-cell>
          <table:table-cell office:value-type="float" office:value="470064542.67000002" table:style-name="ce16">
            <text:p><text:s/>470.064.542,67<text:s/></text:p>
          </table:table-cell>
          <table:table-cell office:value-type="float" office:value="37380123.219999999" table:style-name="ce16">
            <text:p><text:s/>37.380.123,22<text:s/></text:p>
          </table:table-cell>
          <table:table-cell office:value-type="float" office:value="6399652677.7399998" table:style-name="ce16">
            <text:p><text:s/>6.399.652.677,74<text:s/></text:p>
          </table:table-cell>
          <table:table-cell office:value-type="float" office:value="17661258.75" table:style-name="ce16">
            <text:p><text:s/>17.661.258,75<text:s/></text:p>
          </table:table-cell>
          <table:table-cell office:value-type="float" office:value="16514354035.549999" table:style-name="ce17">
            <text:p><text:s/>16.514.354.035,5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5898.21" table:style-name="ce16">
            <text:p><text:s/>5.898,21<text:s/></text:p>
          </table:table-cell>
          <table:table-cell office:value-type="float" office:value="25.41" table:style-name="ce16">
            <text:p><text:s/>25,41<text:s/></text:p>
          </table:table-cell>
          <table:table-cell office:value-type="float" office:value="247980.72" table:style-name="ce16">
            <text:p><text:s/>247.980,7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6386131.16" table:style-name="ce16">
            <text:p><text:s/>16.386.131,16<text:s/></text:p>
          </table:table-cell>
          <table:table-cell office:value-type="float" office:value="24196149.399999999" table:style-name="ce16">
            <text:p><text:s/>24.196.149,40<text:s/></text:p>
          </table:table-cell>
          <table:table-cell office:value-type="float" office:value="177077883.34" table:style-name="ce16">
            <text:p><text:s/>177.077.883,34<text:s/></text:p>
          </table:table-cell>
          <table:table-cell office:value-type="float" office:value="6220220.75" table:style-name="ce16">
            <text:p><text:s/>6.220.220,75<text:s/></text:p>
          </table:table-cell>
          <table:table-cell office:value-type="float" office:value="1236684.06" table:style-name="ce16">
            <text:p><text:s/>1.236.684,06<text:s/></text:p>
          </table:table-cell>
          <table:table-cell office:value-type="float" office:value="632.13" table:style-name="ce16">
            <text:p><text:s/>632,13<text:s/></text:p>
          </table:table-cell>
          <table:table-cell office:value-type="float" office:value="12658471.550000001" table:style-name="ce16">
            <text:p><text:s/>12.658.471,55<text:s/></text:p>
          </table:table-cell>
          <table:table-cell office:value-type="float" office:value="3352.11" table:style-name="ce16">
            <text:p><text:s/>3.352,11<text:s/></text:p>
          </table:table-cell>
          <table:table-cell office:value-type="float" office:value="49571.42" table:style-name="ce16">
            <text:p><text:s/>49.571,42<text:s/></text:p>
          </table:table-cell>
          <table:table-cell office:value-type="float" office:value="37978875.420000002" table:style-name="ce16">
            <text:p><text:s/>37.978.875,42<text:s/></text:p>
          </table:table-cell>
          <table:table-cell office:value-type="float" office:value="906.56" table:style-name="ce16">
            <text:p><text:s/>906,56<text:s/></text:p>
          </table:table-cell>
          <table:table-cell office:value-type="float" office:value="124662.71" table:style-name="ce16">
            <text:p><text:s/>124.662,7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0358412.130000003" table:style-name="ce16">
            <text:p><text:s/>40.358.412,13<text:s/></text:p>
          </table:table-cell>
          <table:table-cell office:value-type="float" office:value="224975718.25999999" table:style-name="ce16">
            <text:p><text:s/>224.975.718,2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19519.8" table:style-name="ce16">
            <text:p><text:s/>219.519,80<text:s/></text:p>
          </table:table-cell>
          <table:table-cell office:value-type="float" office:value="1726.47" table:style-name="ce16">
            <text:p><text:s/>1.726,47<text:s/></text:p>
          </table:table-cell>
          <table:table-cell office:value-type="float" office:value="45707758.030000001" table:style-name="ce16">
            <text:p><text:s/>45.707.758,03<text:s/></text:p>
          </table:table-cell>
          <table:table-cell office:value-type="float" office:value="1995495.5" table:style-name="ce16">
            <text:p><text:s/>1.995.495,50<text:s/></text:p>
          </table:table-cell>
          <table:table-cell office:value-type="float" office:value="1429270.54" table:style-name="ce16">
            <text:p><text:s/>1.429.270,54<text:s/></text:p>
          </table:table-cell>
          <table:table-cell office:value-type="float" office:value="1146536743.3800001" table:style-name="ce16">
            <text:p><text:s/>1.146.536.743,3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737412089.0599999" table:style-name="ce17">
            <text:p><text:s/>1.737.412.089,0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9817033.1400000006" table:style-name="ce16">
            <text:p><text:s/>9.817.033,14<text:s/></text:p>
          </table:table-cell>
          <table:table-cell office:value-type="float" office:value="28552817.320000004" table:style-name="ce16">
            <text:p><text:s/>28.552.817,32<text:s/></text:p>
          </table:table-cell>
          <table:table-cell office:value-type="float" office:value="188994254.94999999" table:style-name="ce16">
            <text:p><text:s/>188.994.254,95<text:s/></text:p>
          </table:table-cell>
          <table:table-cell office:value-type="float" office:value="6834020.4000000004" table:style-name="ce16">
            <text:p><text:s/>6.834.020,40<text:s/></text:p>
          </table:table-cell>
          <table:table-cell office:value-type="float" office:value="313293821.51999998" table:style-name="ce16">
            <text:p><text:s/>313.293.821,52<text:s/></text:p>
          </table:table-cell>
          <table:table-cell office:value-type="float" office:value="134673187.91999999" table:style-name="ce16">
            <text:p><text:s/>134.673.187,92<text:s/></text:p>
          </table:table-cell>
          <table:table-cell office:value-type="float" office:value="352340412.71999997" table:style-name="ce16">
            <text:p><text:s/>352.340.412,72<text:s/></text:p>
          </table:table-cell>
          <table:table-cell office:value-type="float" office:value="167227614.10000002" table:style-name="ce16">
            <text:p><text:s/>167.227.614,10<text:s/></text:p>
          </table:table-cell>
          <table:table-cell office:value-type="float" office:value="237018957.63" table:style-name="ce16">
            <text:p><text:s/>237.018.957,63<text:s/></text:p>
          </table:table-cell>
          <table:table-cell office:value-type="float" office:value="51422988.789999999" table:style-name="ce16">
            <text:p><text:s/>51.422.988,79<text:s/></text:p>
          </table:table-cell>
          <table:table-cell office:value-type="float" office:value="2010841697.04" table:style-name="ce16">
            <text:p><text:s/>2.010.841.697,04<text:s/></text:p>
          </table:table-cell>
          <table:table-cell office:value-type="float" office:value="87861492.24000001" table:style-name="ce16">
            <text:p><text:s/>87.861.492,24<text:s/></text:p>
          </table:table-cell>
          <table:table-cell office:value-type="float" office:value="172290807.53000003" table:style-name="ce16">
            <text:p><text:s/>172.290.807,53<text:s/></text:p>
          </table:table-cell>
          <table:table-cell office:value-type="float" office:value="87358684.030000001" table:style-name="ce16">
            <text:p><text:s/>87.358.684,03<text:s/></text:p>
          </table:table-cell>
          <table:table-cell office:value-type="float" office:value="38943799.030000001" table:style-name="ce16">
            <text:p><text:s/>38.943.799,03<text:s/></text:p>
          </table:table-cell>
          <table:table-cell office:value-type="float" office:value="205825706.40000001" table:style-name="ce16">
            <text:p><text:s/>205.825.706,40<text:s/></text:p>
          </table:table-cell>
          <table:table-cell office:value-type="float" office:value="28546412.330000002" table:style-name="ce16">
            <text:p><text:s/>28.546.412,33<text:s/></text:p>
          </table:table-cell>
          <table:table-cell office:value-type="float" office:value="670095649.96999991" table:style-name="ce16">
            <text:p><text:s/>670.095.649,97<text:s/></text:p>
          </table:table-cell>
          <table:table-cell office:value-type="float" office:value="3532419624.2900004" table:style-name="ce16">
            <text:p><text:s/>3.532.419.624,29<text:s/></text:p>
          </table:table-cell>
          <table:table-cell office:value-type="float" office:value="51358368.729999997" table:style-name="ce16">
            <text:p><text:s/>51.358.368,73<text:s/></text:p>
          </table:table-cell>
          <table:table-cell office:value-type="float" office:value="40715850.469999999" table:style-name="ce16">
            <text:p><text:s/>40.715.850,47<text:s/></text:p>
          </table:table-cell>
          <table:table-cell office:value-type="float" office:value="8317916.1200000001" table:style-name="ce16">
            <text:p><text:s/>8.317.916,12<text:s/></text:p>
          </table:table-cell>
          <table:table-cell office:value-type="float" office:value="577393736.86000001" table:style-name="ce16">
            <text:p><text:s/>577.393.736,86<text:s/></text:p>
          </table:table-cell>
          <table:table-cell office:value-type="float" office:value="468069047.17000002" table:style-name="ce16">
            <text:p><text:s/>468.069.047,17<text:s/></text:p>
          </table:table-cell>
          <table:table-cell office:value-type="float" office:value="35950852.68" table:style-name="ce16">
            <text:p><text:s/>35.950.852,68<text:s/></text:p>
          </table:table-cell>
          <table:table-cell office:value-type="float" office:value="5253115934.3600006" table:style-name="ce16">
            <text:p><text:s/>5.253.115.934,36<text:s/></text:p>
          </table:table-cell>
          <table:table-cell office:value-type="float" office:value="17661258.75" table:style-name="ce16">
            <text:p><text:s/>17.661.258,75<text:s/></text:p>
          </table:table-cell>
          <table:table-cell office:value-type="float" office:value="14776941946.490002" table:style-name="ce17">
            <text:p><text:s/>14.776.941.946,4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399973.7400000002" table:style-name="ce16">
            <text:p><text:s/>9.399.973,74<text:s/></text:p>
          </table:table-cell>
          <table:table-cell office:value-type="float" office:value="36776131.200000003" table:style-name="ce16">
            <text:p><text:s/>36.776.131,20<text:s/></text:p>
          </table:table-cell>
          <table:table-cell office:value-type="float" office:value="133867606.26000001" table:style-name="ce16">
            <text:p><text:s/>133.867.606,26<text:s/></text:p>
          </table:table-cell>
          <table:table-cell office:value-type="float" office:value="6052696.3799999999" table:style-name="ce16">
            <text:p><text:s/>6.052.696,38<text:s/></text:p>
          </table:table-cell>
          <table:table-cell office:value-type="float" office:value="206639640.03999999" table:style-name="ce16">
            <text:p><text:s/>206.639.640,04<text:s/></text:p>
          </table:table-cell>
          <table:table-cell office:value-type="float" office:value="183495014.66" table:style-name="ce16">
            <text:p><text:s/>183.495.014,66<text:s/></text:p>
          </table:table-cell>
          <table:table-cell office:value-type="float" office:value="3642504063.9499998" table:style-name="ce16">
            <text:p><text:s/>3.642.504.063,95<text:s/></text:p>
          </table:table-cell>
          <table:table-cell office:value-type="float" office:value="134182512.53" table:style-name="ce16">
            <text:p><text:s/>134.182.512,53<text:s/></text:p>
          </table:table-cell>
          <table:table-cell office:value-type="float" office:value="142524355.68000001" table:style-name="ce16">
            <text:p><text:s/>142.524.355,68<text:s/></text:p>
          </table:table-cell>
          <table:table-cell office:value-type="float" office:value="56618893.369999997" table:style-name="ce16">
            <text:p><text:s/>56.618.893,37<text:s/></text:p>
          </table:table-cell>
          <table:table-cell office:value-type="float" office:value="685934645.36000001" table:style-name="ce16">
            <text:p><text:s/>685.934.645,36<text:s/></text:p>
          </table:table-cell>
          <table:table-cell office:value-type="float" office:value="60019616.530000001" table:style-name="ce16">
            <text:p><text:s/>60.019.616,53<text:s/></text:p>
          </table:table-cell>
          <table:table-cell office:value-type="float" office:value="136093961.03" table:style-name="ce16">
            <text:p><text:s/>136.093.961,03<text:s/></text:p>
          </table:table-cell>
          <table:table-cell office:value-type="float" office:value="94751130.299999997" table:style-name="ce16">
            <text:p><text:s/>94.751.130,30<text:s/></text:p>
          </table:table-cell>
          <table:table-cell office:value-type="float" office:value="61612364.670000002" table:style-name="ce16">
            <text:p><text:s/>61.612.364,67<text:s/></text:p>
          </table:table-cell>
          <table:table-cell office:value-type="float" office:value="189407138.40000001" table:style-name="ce16">
            <text:p><text:s/>189.407.138,40<text:s/></text:p>
          </table:table-cell>
          <table:table-cell office:value-type="float" office:value="29570494.539999999" table:style-name="ce16">
            <text:p><text:s/>29.570.494,54<text:s/></text:p>
          </table:table-cell>
          <table:table-cell office:value-type="float" office:value="486256828.83999997" table:style-name="ce16">
            <text:p><text:s/>486.256.828,84<text:s/></text:p>
          </table:table-cell>
          <table:table-cell office:value-type="float" office:value="3365919381.5900002" table:style-name="ce16">
            <text:p><text:s/>3.365.919.381,59<text:s/></text:p>
          </table:table-cell>
          <table:table-cell office:value-type="float" office:value="53568505.439999998" table:style-name="ce16">
            <text:p><text:s/>53.568.505,44<text:s/></text:p>
          </table:table-cell>
          <table:table-cell office:value-type="float" office:value="24591473.32" table:style-name="ce16">
            <text:p><text:s/>24.591.473,32<text:s/></text:p>
          </table:table-cell>
          <table:table-cell office:value-type="float" office:value="8362592.3399999999" table:style-name="ce16">
            <text:p><text:s/>8.362.592,34<text:s/></text:p>
          </table:table-cell>
          <table:table-cell office:value-type="float" office:value="639046084.26999998" table:style-name="ce16">
            <text:p><text:s/>639.046.084,27<text:s/></text:p>
          </table:table-cell>
          <table:table-cell office:value-type="float" office:value="353950307.57999998" table:style-name="ce16">
            <text:p><text:s/>353.950.307,58<text:s/></text:p>
          </table:table-cell>
          <table:table-cell office:value-type="float" office:value="32772457.870000001" table:style-name="ce16">
            <text:p><text:s/>32.772.457,87<text:s/></text:p>
          </table:table-cell>
          <table:table-cell office:value-type="float" office:value="8755989463" table:style-name="ce16">
            <text:p><text:s/>8.755.989.463,00<text:s/></text:p>
          </table:table-cell>
          <table:table-cell office:value-type="float" office:value="14357545.710000001" table:style-name="ce16">
            <text:p><text:s/>14.357.545,71<text:s/></text:p>
          </table:table-cell>
          <table:table-cell office:value-type="float" office:value="19544264878.599998" table:style-name="ce17">
            <text:p><text:s/>19.544.264.878,6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036915.46" table:style-name="ce16">
            <text:p><text:s/>8.036.915,46<text:s/></text:p>
          </table:table-cell>
          <table:table-cell office:value-type="float" office:value="32294587.57" table:style-name="ce16">
            <text:p><text:s/>32.294.587,57<text:s/></text:p>
          </table:table-cell>
          <table:table-cell office:value-type="float" office:value="85326427.129999995" table:style-name="ce16">
            <text:p><text:s/>85.326.427,13<text:s/></text:p>
          </table:table-cell>
          <table:table-cell office:value-type="float" office:value="5495171.8099999996" table:style-name="ce16">
            <text:p><text:s/>5.495.171,81<text:s/></text:p>
          </table:table-cell>
          <table:table-cell office:value-type="float" office:value="159321673.22" table:style-name="ce16">
            <text:p><text:s/>159.321.673,22<text:s/></text:p>
          </table:table-cell>
          <table:table-cell office:value-type="float" office:value="145491356.88999999" table:style-name="ce16">
            <text:p><text:s/>145.491.356,89<text:s/></text:p>
          </table:table-cell>
          <table:table-cell office:value-type="float" office:value="3048199627.9099998" table:style-name="ce16">
            <text:p><text:s/>3.048.199.627,91<text:s/></text:p>
          </table:table-cell>
          <table:table-cell office:value-type="float" office:value="85368136.180000007" table:style-name="ce16">
            <text:p><text:s/>85.368.136,18<text:s/></text:p>
          </table:table-cell>
          <table:table-cell office:value-type="float" office:value="122514438.73999999" table:style-name="ce16">
            <text:p><text:s/>122.514.438,74<text:s/></text:p>
          </table:table-cell>
          <table:table-cell office:value-type="float" office:value="43627079.859999999" table:style-name="ce16">
            <text:p><text:s/>43.627.079,86<text:s/></text:p>
          </table:table-cell>
          <table:table-cell office:value-type="float" office:value="495215444.22000003" table:style-name="ce16">
            <text:p><text:s/>495.215.444,22<text:s/></text:p>
          </table:table-cell>
          <table:table-cell office:value-type="float" office:value="51196581.009999998" table:style-name="ce16">
            <text:p><text:s/>51.196.581,01<text:s/></text:p>
          </table:table-cell>
          <table:table-cell office:value-type="float" office:value="85215300.349999994" table:style-name="ce16">
            <text:p><text:s/>85.215.300,35<text:s/></text:p>
          </table:table-cell>
          <table:table-cell office:value-type="float" office:value="79186872.980000004" table:style-name="ce16">
            <text:p><text:s/>79.186.872,98<text:s/></text:p>
          </table:table-cell>
          <table:table-cell office:value-type="float" office:value="56684024.640000001" table:style-name="ce16">
            <text:p><text:s/>56.684.024,64<text:s/></text:p>
          </table:table-cell>
          <table:table-cell office:value-type="float" office:value="153512467.97999999" table:style-name="ce16">
            <text:p><text:s/>153.512.467,98<text:s/></text:p>
          </table:table-cell>
          <table:table-cell office:value-type="float" office:value="26595189.600000001" table:style-name="ce16">
            <text:p><text:s/>26.595.189,60<text:s/></text:p>
          </table:table-cell>
          <table:table-cell office:value-type="float" office:value="369503884.57999998" table:style-name="ce16">
            <text:p><text:s/>369.503.884,58<text:s/></text:p>
          </table:table-cell>
          <table:table-cell office:value-type="float" office:value="1708078310.29" table:style-name="ce16">
            <text:p><text:s/>1.708.078.310,29<text:s/></text:p>
          </table:table-cell>
          <table:table-cell office:value-type="float" office:value="48522058.979999997" table:style-name="ce16">
            <text:p><text:s/>48.522.058,98<text:s/></text:p>
          </table:table-cell>
          <table:table-cell office:value-type="float" office:value="20161266.27" table:style-name="ce16">
            <text:p><text:s/>20.161.266,27<text:s/></text:p>
          </table:table-cell>
          <table:table-cell office:value-type="float" office:value="7719332.1699999999" table:style-name="ce16">
            <text:p><text:s/>7.719.332,17<text:s/></text:p>
          </table:table-cell>
          <table:table-cell office:value-type="float" office:value="474306374.39999998" table:style-name="ce16">
            <text:p><text:s/>474.306.374,40<text:s/></text:p>
          </table:table-cell>
          <table:table-cell office:value-type="float" office:value="225349230" table:style-name="ce16">
            <text:p><text:s/>225.349.230,00<text:s/></text:p>
          </table:table-cell>
          <table:table-cell office:value-type="float" office:value="27117549.469999999" table:style-name="ce16">
            <text:p><text:s/>27.117.549,47<text:s/></text:p>
          </table:table-cell>
          <table:table-cell office:value-type="float" office:value="4651462437.2200003" table:style-name="ce16">
            <text:p><text:s/>4.651.462.437,22<text:s/></text:p>
          </table:table-cell>
          <table:table-cell office:value-type="float" office:value="13004585.359999999" table:style-name="ce16">
            <text:p><text:s/>13.004.585,36<text:s/></text:p>
          </table:table-cell>
          <table:table-cell office:value-type="float" office:value="12228506324.290001" table:style-name="ce17">
            <text:p><text:s/>12.228.506.324,2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478504.22" table:style-name="ce16">
            <text:p><text:s/>478.504,22<text:s/></text:p>
          </table:table-cell>
          <table:table-cell office:value-type="float" office:value="1057328.67" table:style-name="ce16">
            <text:p><text:s/>1.057.328,67<text:s/></text:p>
          </table:table-cell>
          <table:table-cell office:value-type="float" office:value="7447757.7999999998" table:style-name="ce16">
            <text:p><text:s/>7.447.757,80<text:s/></text:p>
          </table:table-cell>
          <table:table-cell office:value-type="float" office:value="106470.6" table:style-name="ce16">
            <text:p><text:s/>106.470,60<text:s/></text:p>
          </table:table-cell>
          <table:table-cell office:value-type="float" office:value="14646707.51" table:style-name="ce16">
            <text:p><text:s/>14.646.707,51<text:s/></text:p>
          </table:table-cell>
          <table:table-cell office:value-type="float" office:value="12849571.859999999" table:style-name="ce16">
            <text:p><text:s/>12.849.571,86<text:s/></text:p>
          </table:table-cell>
          <table:table-cell office:value-type="float" office:value="301163454.58999997" table:style-name="ce16">
            <text:p><text:s/>301.163.454,59<text:s/></text:p>
          </table:table-cell>
          <table:table-cell office:value-type="float" office:value="11014672.619999999" table:style-name="ce16">
            <text:p><text:s/>11.014.672,62<text:s/></text:p>
          </table:table-cell>
          <table:table-cell office:value-type="float" office:value="6948778.6200000001" table:style-name="ce16">
            <text:p><text:s/>6.948.778,62<text:s/></text:p>
          </table:table-cell>
          <table:table-cell office:value-type="float" office:value="3857803.96" table:style-name="ce16">
            <text:p><text:s/>3.857.803,96<text:s/></text:p>
          </table:table-cell>
          <table:table-cell office:value-type="float" office:value="62691650.479999997" table:style-name="ce16">
            <text:p><text:s/>62.691.650,48<text:s/></text:p>
          </table:table-cell>
          <table:table-cell office:value-type="float" office:value="4230627.87" table:style-name="ce16">
            <text:p><text:s/>4.230.627,87<text:s/></text:p>
          </table:table-cell>
          <table:table-cell office:value-type="float" office:value="6013237.3600000003" table:style-name="ce16">
            <text:p><text:s/>6.013.237,36<text:s/></text:p>
          </table:table-cell>
          <table:table-cell office:value-type="float" office:value="3480533.54" table:style-name="ce16">
            <text:p><text:s/>3.480.533,54<text:s/></text:p>
          </table:table-cell>
          <table:table-cell office:value-type="float" office:value="2435346.08" table:style-name="ce16">
            <text:p><text:s/>2.435.346,08<text:s/></text:p>
          </table:table-cell>
          <table:table-cell office:value-type="float" office:value="10812163.73" table:style-name="ce16">
            <text:p><text:s/>10.812.163,73<text:s/></text:p>
          </table:table-cell>
          <table:table-cell office:value-type="float" office:value="769844.71" table:style-name="ce16">
            <text:p><text:s/>769.844,71<text:s/></text:p>
          </table:table-cell>
          <table:table-cell office:value-type="float" office:value="48220053.490000002" table:style-name="ce16">
            <text:p><text:s/>48.220.053,49<text:s/></text:p>
          </table:table-cell>
          <table:table-cell office:value-type="float" office:value="643321509.75" table:style-name="ce16">
            <text:p><text:s/>643.321.509,75<text:s/></text:p>
          </table:table-cell>
          <table:table-cell office:value-type="float" office:value="1957825.72" table:style-name="ce16">
            <text:p><text:s/>1.957.825,72<text:s/></text:p>
          </table:table-cell>
          <table:table-cell office:value-type="float" office:value="1439569.78" table:style-name="ce16">
            <text:p><text:s/>1.439.569,78<text:s/></text:p>
          </table:table-cell>
          <table:table-cell office:value-type="float" office:value="143217.9" table:style-name="ce16">
            <text:p><text:s/>143.217,90<text:s/></text:p>
          </table:table-cell>
          <table:table-cell office:value-type="float" office:value="72427757.879999995" table:style-name="ce16">
            <text:p><text:s/>72.427.757,88<text:s/></text:p>
          </table:table-cell>
          <table:table-cell office:value-type="float" office:value="74197949.609999999" table:style-name="ce16">
            <text:p><text:s/>74.197.949,61<text:s/></text:p>
          </table:table-cell>
          <table:table-cell office:value-type="float" office:value="1719537.37" table:style-name="ce16">
            <text:p><text:s/>1.719.537,37<text:s/></text:p>
          </table:table-cell>
          <table:table-cell office:value-type="float" office:value="1764497825.22" table:style-name="ce16">
            <text:p><text:s/>1.764.497.825,22<text:s/></text:p>
          </table:table-cell>
          <table:table-cell office:value-type="float" office:value="347292.91" table:style-name="ce16">
            <text:p><text:s/>347.292,91<text:s/></text:p>
          </table:table-cell>
          <table:table-cell office:value-type="float" office:value="3058276993.8499999" table:style-name="ce17">
            <text:p><text:s/>3.058.276.993,8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67794.16" table:style-name="ce16">
            <text:p><text:s/>167.794,16<text:s/></text:p>
          </table:table-cell>
          <table:table-cell office:value-type="float" office:value="1151714.98" table:style-name="ce16">
            <text:p><text:s/>1.151.714,98<text:s/></text:p>
          </table:table-cell>
          <table:table-cell office:value-type="float" office:value="35632068.909999996" table:style-name="ce16">
            <text:p><text:s/>35.632.068,91<text:s/></text:p>
          </table:table-cell>
          <table:table-cell office:value-type="float" office:value="99997.21" table:style-name="ce16">
            <text:p><text:s/>99.997,21<text:s/></text:p>
          </table:table-cell>
          <table:table-cell office:value-type="float" office:value="17418974.690000001" table:style-name="ce16">
            <text:p><text:s/>17.418.974,69<text:s/></text:p>
          </table:table-cell>
          <table:table-cell office:value-type="float" office:value="13037949.359999999" table:style-name="ce16">
            <text:p><text:s/>13.037.949,36<text:s/></text:p>
          </table:table-cell>
          <table:table-cell office:value-type="float" office:value="154554398.69999999" table:style-name="ce16">
            <text:p><text:s/>154.554.398,70<text:s/></text:p>
          </table:table-cell>
          <table:table-cell office:value-type="float" office:value="30012198.289999999" table:style-name="ce16">
            <text:p><text:s/>30.012.198,29<text:s/></text:p>
          </table:table-cell>
          <table:table-cell office:value-type="float" office:value="4446516.8" table:style-name="ce16">
            <text:p><text:s/>4.446.516,80<text:s/></text:p>
          </table:table-cell>
          <table:table-cell office:value-type="float" office:value="6461909.5899999999" table:style-name="ce16">
            <text:p><text:s/>6.461.909,59<text:s/></text:p>
          </table:table-cell>
          <table:table-cell office:value-type="float" office:value="82593232.349999994" table:style-name="ce16">
            <text:p><text:s/>82.593.232,35<text:s/></text:p>
          </table:table-cell>
          <table:table-cell office:value-type="float" office:value="920398.87" table:style-name="ce16">
            <text:p><text:s/>920.398,87<text:s/></text:p>
          </table:table-cell>
          <table:table-cell office:value-type="float" office:value="39897094.68" table:style-name="ce16">
            <text:p><text:s/>39.897.094,68<text:s/></text:p>
          </table:table-cell>
          <table:table-cell office:value-type="float" office:value="6524073.0199999996" table:style-name="ce16">
            <text:p><text:s/>6.524.073,02<text:s/></text:p>
          </table:table-cell>
          <table:table-cell office:value-type="float" office:value="581515.64" table:style-name="ce16">
            <text:p><text:s/>581.515,64<text:s/></text:p>
          </table:table-cell>
          <table:table-cell office:value-type="float" office:value="15609671.109999999" table:style-name="ce16">
            <text:p><text:s/>15.609.671,11<text:s/></text:p>
          </table:table-cell>
          <table:table-cell office:value-type="float" office:value="64261.33" table:style-name="ce16">
            <text:p><text:s/>64.261,33<text:s/></text:p>
          </table:table-cell>
          <table:table-cell office:value-type="float" office:value="42736096.030000001" table:style-name="ce16">
            <text:p><text:s/>42.736.096,03<text:s/></text:p>
          </table:table-cell>
          <table:table-cell office:value-type="float" office:value="897169928.77999997" table:style-name="ce16">
            <text:p><text:s/>897.169.928,78<text:s/></text:p>
          </table:table-cell>
          <table:table-cell office:value-type="float" office:value="642653.38" table:style-name="ce16">
            <text:p><text:s/>642.653,38<text:s/></text:p>
          </table:table-cell>
          <table:table-cell office:value-type="float" office:value="1697728.18" table:style-name="ce16">
            <text:p><text:s/>1.697.728,18<text:s/></text:p>
          </table:table-cell>
          <table:table-cell office:value-type="float" office:value="21850.02" table:style-name="ce16">
            <text:p><text:s/>21.850,02<text:s/></text:p>
          </table:table-cell>
          <table:table-cell office:value-type="float" office:value="54102265.119999997" table:style-name="ce16">
            <text:p><text:s/>54.102.265,12<text:s/></text:p>
          </table:table-cell>
          <table:table-cell office:value-type="float" office:value="27939457.52" table:style-name="ce16">
            <text:p><text:s/>27.939.457,52<text:s/></text:p>
          </table:table-cell>
          <table:table-cell office:value-type="float" office:value="1488579.55" table:style-name="ce16">
            <text:p><text:s/>1.488.579,55<text:s/></text:p>
          </table:table-cell>
          <table:table-cell office:value-type="float" office:value="1700854725.74" table:style-name="ce16">
            <text:p><text:s/>1.700.854.725,74<text:s/></text:p>
          </table:table-cell>
          <table:table-cell office:value-type="float" office:value="84908.49" table:style-name="ce16">
            <text:p><text:s/>84.908,49<text:s/></text:p>
          </table:table-cell>
          <table:table-cell office:value-type="float" office:value="3135911962.5" table:style-name="ce17">
            <text:p><text:s/>3.135.911.962,5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16759.9" table:style-name="ce16">
            <text:p><text:s/>716.759,90<text:s/></text:p>
          </table:table-cell>
          <table:table-cell office:value-type="float" office:value="2272499.98" table:style-name="ce16">
            <text:p><text:s/>2.272.499,98<text:s/></text:p>
          </table:table-cell>
          <table:table-cell office:value-type="float" office:value="5461352.4200000009" table:style-name="ce16">
            <text:p><text:s/>5.461.352,42<text:s/></text:p>
          </table:table-cell>
          <table:table-cell office:value-type="float" office:value="351056.76" table:style-name="ce16">
            <text:p><text:s/>351.056,76<text:s/></text:p>
          </table:table-cell>
          <table:table-cell office:value-type="float" office:value="15252284.620000001" table:style-name="ce16">
            <text:p><text:s/>15.252.284,62<text:s/></text:p>
          </table:table-cell>
          <table:table-cell office:value-type="float" office:value="12116136.550000001" table:style-name="ce16">
            <text:p><text:s/>12.116.136,55<text:s/></text:p>
          </table:table-cell>
          <table:table-cell office:value-type="float" office:value="138586582.75" table:style-name="ce16">
            <text:p><text:s/>138.586.582,75<text:s/></text:p>
          </table:table-cell>
          <table:table-cell office:value-type="float" office:value="7787505.4399999995" table:style-name="ce16">
            <text:p><text:s/>7.787.505,44<text:s/></text:p>
          </table:table-cell>
          <table:table-cell office:value-type="float" office:value="8614621.5199999996" table:style-name="ce16">
            <text:p><text:s/>8.614.621,52<text:s/></text:p>
          </table:table-cell>
          <table:table-cell office:value-type="float" office:value="2672099.96" table:style-name="ce16">
            <text:p><text:s/>2.672.099,96<text:s/></text:p>
          </table:table-cell>
          <table:table-cell office:value-type="float" office:value="45434318.309999995" table:style-name="ce16">
            <text:p><text:s/>45.434.318,31<text:s/></text:p>
          </table:table-cell>
          <table:table-cell office:value-type="float" office:value="3672008.7800000003" table:style-name="ce16">
            <text:p><text:s/>3.672.008,78<text:s/></text:p>
          </table:table-cell>
          <table:table-cell office:value-type="float" office:value="4968328.6399999997" table:style-name="ce16">
            <text:p><text:s/>4.968.328,64<text:s/></text:p>
          </table:table-cell>
          <table:table-cell office:value-type="float" office:value="5559650.7599999998" table:style-name="ce16">
            <text:p><text:s/>5.559.650,76<text:s/></text:p>
          </table:table-cell>
          <table:table-cell office:value-type="float" office:value="1911478.31" table:style-name="ce16">
            <text:p><text:s/>1.911.478,31<text:s/></text:p>
          </table:table-cell>
          <table:table-cell office:value-type="float" office:value="9472835.5800000001" table:style-name="ce16">
            <text:p><text:s/>9.472.835,58<text:s/></text:p>
          </table:table-cell>
          <table:table-cell office:value-type="float" office:value="2141198.9000000004" table:style-name="ce16">
            <text:p><text:s/>2.141.198,90<text:s/></text:p>
          </table:table-cell>
          <table:table-cell office:value-type="float" office:value="25796794.740000002" table:style-name="ce16">
            <text:p><text:s/>25.796.794,74<text:s/></text:p>
          </table:table-cell>
          <table:table-cell office:value-type="float" office:value="117349632.77" table:style-name="ce16">
            <text:p><text:s/>117.349.632,77<text:s/></text:p>
          </table:table-cell>
          <table:table-cell office:value-type="float" office:value="2445967.3600000003" table:style-name="ce16">
            <text:p><text:s/>2.445.967,36<text:s/></text:p>
          </table:table-cell>
          <table:table-cell office:value-type="float" office:value="1292909.0899999999" table:style-name="ce16">
            <text:p><text:s/>1.292.909,09<text:s/></text:p>
          </table:table-cell>
          <table:table-cell office:value-type="float" office:value="478192.25" table:style-name="ce16">
            <text:p><text:s/>478.192,25<text:s/></text:p>
          </table:table-cell>
          <table:table-cell office:value-type="float" office:value="38209686.869999997" table:style-name="ce16">
            <text:p><text:s/>38.209.686,87<text:s/></text:p>
          </table:table-cell>
          <table:table-cell office:value-type="float" office:value="26463670.449999999" table:style-name="ce16">
            <text:p><text:s/>26.463.670,45<text:s/></text:p>
          </table:table-cell>
          <table:table-cell office:value-type="float" office:value="2446791.48" table:style-name="ce16">
            <text:p><text:s/>2.446.791,48<text:s/></text:p>
          </table:table-cell>
          <table:table-cell office:value-type="float" office:value="639174474.82000005" table:style-name="ce16">
            <text:p><text:s/>639.174.474,82<text:s/></text:p>
          </table:table-cell>
          <table:table-cell office:value-type="float" office:value="920758.95000000007" table:style-name="ce16">
            <text:p><text:s/>920.758,95<text:s/></text:p>
          </table:table-cell>
          <table:table-cell office:value-type="float" office:value="1121569597.96" table:style-name="ce17">
            <text:p><text:s/>1.121.569.597,9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07045.09" table:style-name="ce16">
            <text:p><text:s/>407.045,09<text:s/></text:p>
          </table:table-cell>
          <table:table-cell office:value-type="float" office:value="1042455.12" table:style-name="ce16">
            <text:p><text:s/>1.042.455,12<text:s/></text:p>
          </table:table-cell>
          <table:table-cell office:value-type="float" office:value="5534729.2999999998" table:style-name="ce16">
            <text:p><text:s/>5.534.729,30<text:s/></text:p>
          </table:table-cell>
          <table:table-cell office:value-type="float" office:value="242754.69" table:style-name="ce16">
            <text:p><text:s/>242.754,69<text:s/></text:p>
          </table:table-cell>
          <table:table-cell office:value-type="float" office:value="3575349.93" table:style-name="ce16">
            <text:p><text:s/>3.575.349,93<text:s/></text:p>
          </table:table-cell>
          <table:table-cell office:value-type="float" office:value="3192326.35" table:style-name="ce16">
            <text:p><text:s/>3.192.326,35<text:s/></text:p>
          </table:table-cell>
          <table:table-cell office:value-type="float" office:value="571603947.50999999" table:style-name="ce16">
            <text:p><text:s/>571.603.947,51<text:s/></text:p>
          </table:table-cell>
          <table:table-cell office:value-type="float" office:value="14938234.98" table:style-name="ce16">
            <text:p><text:s/>14.938.234,98<text:s/></text:p>
          </table:table-cell>
          <table:table-cell office:value-type="float" office:value="13872939.48" table:style-name="ce16">
            <text:p><text:s/>13.872.939,48<text:s/></text:p>
          </table:table-cell>
          <table:table-cell office:value-type="float" office:value="608414.68999999994" table:style-name="ce16">
            <text:p><text:s/>608.414,69<text:s/></text:p>
          </table:table-cell>
          <table:table-cell office:value-type="float" office:value="96143742.319999993" table:style-name="ce16">
            <text:p><text:s/>96.143.742,32<text:s/></text:p>
          </table:table-cell>
          <table:table-cell office:value-type="float" office:value="8751767.8300000001" table:style-name="ce16">
            <text:p><text:s/>8.751.767,83<text:s/></text:p>
          </table:table-cell>
          <table:table-cell office:value-type="float" office:value="22705142.41" table:style-name="ce16">
            <text:p><text:s/>22.705.142,41<text:s/></text:p>
          </table:table-cell>
          <table:table-cell office:value-type="float" office:value="43793490.369999997" table:style-name="ce16">
            <text:p><text:s/>43.793.490,37<text:s/></text:p>
          </table:table-cell>
          <table:table-cell office:value-type="float" office:value="2127079.41" table:style-name="ce16">
            <text:p><text:s/>2.127.079,41<text:s/></text:p>
          </table:table-cell>
          <table:table-cell office:value-type="float" office:value="5010299.2" table:style-name="ce16">
            <text:p><text:s/>5.010.299,20<text:s/></text:p>
          </table:table-cell>
          <table:table-cell office:value-type="float" office:value="512927.97" table:style-name="ce16">
            <text:p><text:s/>512.927,97<text:s/></text:p>
          </table:table-cell>
          <table:table-cell office:value-type="float" office:value="71117122.629999995" table:style-name="ce16">
            <text:p><text:s/>71.117.122,63<text:s/></text:p>
          </table:table-cell>
          <table:table-cell office:value-type="float" office:value="117447128.7" table:style-name="ce16">
            <text:p><text:s/>117.447.128,70<text:s/></text:p>
          </table:table-cell>
          <table:table-cell office:value-type="float" office:value="1691317.58" table:style-name="ce16">
            <text:p><text:s/>1.691.317,58<text:s/></text:p>
          </table:table-cell>
          <table:table-cell office:value-type="float" office:value="10248008.08" table:style-name="ce16">
            <text:p><text:s/>10.248.008,08<text:s/></text:p>
          </table:table-cell>
          <table:table-cell office:value-type="float" office:value="56058.239999999998" table:style-name="ce16">
            <text:p><text:s/>56.058,24<text:s/></text:p>
          </table:table-cell>
          <table:table-cell office:value-type="float" office:value="96736445.790000007" table:style-name="ce16">
            <text:p><text:s/>96.736.445,79<text:s/></text:p>
          </table:table-cell>
          <table:table-cell office:value-type="float" office:value="42433685.950000003" table:style-name="ce16">
            <text:p><text:s/>42.433.685,95<text:s/></text:p>
          </table:table-cell>
          <table:table-cell office:value-type="float" office:value="3970046.57" table:style-name="ce16">
            <text:p><text:s/>3.970.046,57<text:s/></text:p>
          </table:table-cell>
          <table:table-cell office:value-type="float" office:value="2215788515.8499999" table:style-name="ce16">
            <text:p><text:s/>2.215.788.515,85<text:s/></text:p>
          </table:table-cell>
          <table:table-cell office:value-type="float" office:value="239334.76" table:style-name="ce16">
            <text:p><text:s/>239.334,76<text:s/></text:p>
          </table:table-cell>
          <table:table-cell office:value-type="float" office:value="3353790310.8000002" table:style-name="ce17">
            <text:p><text:s/>3.353.790.310,8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2321.14" table:style-name="ce16">
            <text:p><text:s/>32.321,14<text:s/></text:p>
          </table:table-cell>
          <table:table-cell office:value-type="float" office:value="135552.16" table:style-name="ce16">
            <text:p><text:s/>135.552,16<text:s/></text:p>
          </table:table-cell>
          <table:table-cell office:value-type="float" office:value="77681.600000000006" table:style-name="ce16">
            <text:p><text:s/>77.681,60<text:s/></text:p>
          </table:table-cell>
          <table:table-cell office:value-type="float" office:value="8532.11" table:style-name="ce16">
            <text:p><text:s/>8.532,11<text:s/></text:p>
          </table:table-cell>
          <table:table-cell office:value-type="float" office:value="1543804.04" table:style-name="ce16">
            <text:p><text:s/>1.543.804,04<text:s/></text:p>
          </table:table-cell>
          <table:table-cell office:value-type="float" office:value="92183.56" table:style-name="ce16">
            <text:p><text:s/>92.183,56<text:s/></text:p>
          </table:table-cell>
          <table:table-cell office:value-type="float" office:value="411965.67" table:style-name="ce16">
            <text:p><text:s/>411.965,67<text:s/></text:p>
          </table:table-cell>
          <table:table-cell office:value-type="float" office:value="1038393.6" table:style-name="ce16">
            <text:p><text:s/>1.038.393,60<text:s/></text:p>
          </table:table-cell>
          <table:table-cell office:value-type="float" office:value="4850635.04" table:style-name="ce16">
            <text:p><text:s/>4.850.635,04<text:s/></text:p>
          </table:table-cell>
          <table:table-cell office:value-type="float" office:value="346310.36" table:style-name="ce16">
            <text:p><text:s/>346.310,36<text:s/></text:p>
          </table:table-cell>
          <table:table-cell office:value-type="float" office:value="2885516.51" table:style-name="ce16">
            <text:p><text:s/>2.885.516,51<text:s/></text:p>
          </table:table-cell>
          <table:table-cell office:value-type="float" office:value="3621970.62" table:style-name="ce16">
            <text:p><text:s/>3.621.970,62<text:s/></text:p>
          </table:table-cell>
          <table:table-cell office:value-type="float" office:value="6340984.79" table:style-name="ce16">
            <text:p><text:s/>6.340.984,79<text:s/></text:p>
          </table:table-cell>
          <table:table-cell office:value-type="float" office:value="744794.56" table:style-name="ce16">
            <text:p><text:s/>744.794,56<text:s/></text:p>
          </table:table-cell>
          <table:table-cell office:value-type="float" office:value="97047.09" table:style-name="ce16">
            <text:p><text:s/>97.047,09<text:s/></text:p>
          </table:table-cell>
          <table:table-cell office:value-type="float" office:value="207695.21" table:style-name="ce16">
            <text:p><text:s/>207.695,21<text:s/></text:p>
          </table:table-cell>
          <table:table-cell office:value-type="float" office:value="741902.48" table:style-name="ce16">
            <text:p><text:s/>741.902,48<text:s/></text:p>
          </table:table-cell>
          <table:table-cell office:value-type="float" office:value="3777721.26" table:style-name="ce16">
            <text:p><text:s/>3.777.721,26<text:s/></text:p>
          </table:table-cell>
          <table:table-cell office:value-type="float" office:value="246168.14" table:style-name="ce16">
            <text:p><text:s/>246.168,14<text:s/></text:p>
          </table:table-cell>
          <table:table-cell office:value-type="float" office:value="81813" table:style-name="ce16">
            <text:p><text:s/>81.813,00<text:s/></text:p>
          </table:table-cell>
          <table:table-cell office:value-type="float" office:value="201851.21" table:style-name="ce16">
            <text:p><text:s/>201.851,21<text:s/></text:p>
          </table:table-cell>
          <table:table-cell office:value-type="float" office:value="137059.43" table:style-name="ce16">
            <text:p><text:s/>137.059,43<text:s/></text:p>
          </table:table-cell>
          <table:table-cell office:value-type="float" office:value="2205519.08" table:style-name="ce16">
            <text:p><text:s/>2.205.519,08<text:s/></text:p>
          </table:table-cell>
          <table:table-cell office:value-type="float" office:value="928469.61" table:style-name="ce16">
            <text:p><text:s/>928.469,61<text:s/></text:p>
          </table:table-cell>
          <table:table-cell office:value-type="float" office:value="51171.61" table:style-name="ce16">
            <text:p><text:s/>51.171,61<text:s/></text:p>
          </table:table-cell>
          <table:table-cell office:value-type="float" office:value="4541819.5199999996" table:style-name="ce16">
            <text:p><text:s/>4.541.819,52<text:s/></text:p>
          </table:table-cell>
          <table:table-cell office:value-type="float" office:value="843164.83" table:style-name="ce16">
            <text:p><text:s/>843.164,83<text:s/></text:p>
          </table:table-cell>
          <table:table-cell office:value-type="float" office:value="36192048.229999989" table:style-name="ce17">
            <text:p><text:s/>36.192.048,2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1947905.470000001" table:style-name="ce16">
            <text:p><text:s/>11.947.905,47<text:s/></text:p>
          </table:table-cell>
          <table:table-cell office:value-type="float" office:value="77768948.219999999" table:style-name="ce16">
            <text:p><text:s/>77.768.948,22<text:s/></text:p>
          </table:table-cell>
          <table:table-cell office:value-type="float" office:value="375463648.52999997" table:style-name="ce16">
            <text:p><text:s/>375.463.648,53<text:s/></text:p>
          </table:table-cell>
          <table:table-cell office:value-type="float" office:value="7848569.9699999997" table:style-name="ce16">
            <text:p><text:s/>7.848.569,97<text:s/></text:p>
          </table:table-cell>
          <table:table-cell office:value-type="float" office:value="497751095.91000003" table:style-name="ce16">
            <text:p><text:s/>497.751.095,91<text:s/></text:p>
          </table:table-cell>
          <table:table-cell office:value-type="float" office:value="382841454.39999998" table:style-name="ce16">
            <text:p><text:s/>382.841.454,40<text:s/></text:p>
          </table:table-cell>
          <table:table-cell office:value-type="float" office:value="716119078.24000001" table:style-name="ce16">
            <text:p><text:s/>716.119.078,24<text:s/></text:p>
          </table:table-cell>
          <table:table-cell office:value-type="float" office:value="471744522.94999999" table:style-name="ce16">
            <text:p><text:s/>471.744.522,95<text:s/></text:p>
          </table:table-cell>
          <table:table-cell office:value-type="float" office:value="336125060.95999998" table:style-name="ce16">
            <text:p><text:s/>336.125.060,96<text:s/></text:p>
          </table:table-cell>
          <table:table-cell office:value-type="float" office:value="112992858.01000001" table:style-name="ce16">
            <text:p><text:s/>112.992.858,01<text:s/></text:p>
          </table:table-cell>
          <table:table-cell office:value-type="float" office:value="1132626523.24" table:style-name="ce16">
            <text:p><text:s/>1.132.626.523,24<text:s/></text:p>
          </table:table-cell>
          <table:table-cell office:value-type="float" office:value="115750295.43000001" table:style-name="ce16">
            <text:p><text:s/>115.750.295,43<text:s/></text:p>
          </table:table-cell>
          <table:table-cell office:value-type="float" office:value="164578847.52000001" table:style-name="ce16">
            <text:p><text:s/>164.578.847,52<text:s/></text:p>
          </table:table-cell>
          <table:table-cell office:value-type="float" office:value="177914376.38999999" table:style-name="ce16">
            <text:p><text:s/>177.914.376,39<text:s/></text:p>
          </table:table-cell>
          <table:table-cell office:value-type="float" office:value="80831260.530000001" table:style-name="ce16">
            <text:p><text:s/>80.831.260,53<text:s/></text:p>
          </table:table-cell>
          <table:table-cell office:value-type="float" office:value="514823281.49000001" table:style-name="ce16">
            <text:p><text:s/>514.823.281,49<text:s/></text:p>
          </table:table-cell>
          <table:table-cell office:value-type="float" office:value="39010518.07" table:style-name="ce16">
            <text:p><text:s/>39.010.518,07<text:s/></text:p>
          </table:table-cell>
          <table:table-cell office:value-type="float" office:value="1325397002.04" table:style-name="ce16">
            <text:p><text:s/>1.325.397.002,04<text:s/></text:p>
          </table:table-cell>
          <table:table-cell office:value-type="float" office:value="3772403325.71" table:style-name="ce16">
            <text:p><text:s/>3.772.403.325,71<text:s/></text:p>
          </table:table-cell>
          <table:table-cell office:value-type="float" office:value="71259400.519999996" table:style-name="ce16">
            <text:p><text:s/>71.259.400,52<text:s/></text:p>
          </table:table-cell>
          <table:table-cell office:value-type="float" office:value="40238144.710000001" table:style-name="ce16">
            <text:p><text:s/>40.238.144,71<text:s/></text:p>
          </table:table-cell>
          <table:table-cell office:value-type="float" office:value="10930767.289999999" table:style-name="ce16">
            <text:p><text:s/>10.930.767,29<text:s/></text:p>
          </table:table-cell>
          <table:table-cell office:value-type="float" office:value="1122850077" table:style-name="ce16">
            <text:p><text:s/>1.122.850.077,00<text:s/></text:p>
          </table:table-cell>
          <table:table-cell office:value-type="float" office:value="1847254192.9000001" table:style-name="ce16">
            <text:p><text:s/>1.847.254.192,90<text:s/></text:p>
          </table:table-cell>
          <table:table-cell office:value-type="float" office:value="51486416.560000002" table:style-name="ce16">
            <text:p><text:s/>51.486.416,56<text:s/></text:p>
          </table:table-cell>
          <table:table-cell office:value-type="float" office:value="9612825735.4599991" table:style-name="ce16">
            <text:p><text:s/>9.612.825.735,46<text:s/></text:p>
          </table:table-cell>
          <table:table-cell office:value-type="float" office:value="29111767.109999999" table:style-name="ce16">
            <text:p><text:s/>29.111.767,11<text:s/></text:p>
          </table:table-cell>
          <table:table-cell office:value-type="float" office:value="23099895074.629997" table:style-name="ce17">
            <text:p><text:s/>23.099.895.074,6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6604.07" table:style-name="ce16">
            <text:p><text:s/>16.604,07<text:s/></text:p>
          </table:table-cell>
          <table:table-cell office:value-type="float" office:value="43030.22" table:style-name="ce16">
            <text:p><text:s/>43.030,22<text:s/></text:p>
          </table:table-cell>
          <table:table-cell office:value-type="float" office:value="239408.27" table:style-name="ce16">
            <text:p><text:s/>239.408,27<text:s/></text:p>
          </table:table-cell>
          <table:table-cell office:value-type="float" office:value="15786.07" table:style-name="ce16">
            <text:p><text:s/>15.786,07<text:s/></text:p>
          </table:table-cell>
          <table:table-cell office:value-type="float" office:value="1760799.82" table:style-name="ce16">
            <text:p><text:s/>1.760.799,82<text:s/></text:p>
          </table:table-cell>
          <table:table-cell office:value-type="float" office:value="24216157.82" table:style-name="ce16">
            <text:p><text:s/>24.216.157,82<text:s/></text:p>
          </table:table-cell>
          <table:table-cell office:value-type="float" office:value="238546894.81" table:style-name="ce16">
            <text:p><text:s/>238.546.894,81<text:s/></text:p>
          </table:table-cell>
          <table:table-cell office:value-type="float" office:value="4890457.04" table:style-name="ce16">
            <text:p><text:s/>4.890.457,04<text:s/></text:p>
          </table:table-cell>
          <table:table-cell office:value-type="float" office:value="514252.07" table:style-name="ce16">
            <text:p><text:s/>514.252,07<text:s/></text:p>
          </table:table-cell>
          <table:table-cell office:value-type="float" office:value="87677.03" table:style-name="ce16">
            <text:p><text:s/>87.677,03<text:s/></text:p>
          </table:table-cell>
          <table:table-cell office:value-type="float" office:value="31946975.539999999" table:style-name="ce16">
            <text:p><text:s/>31.946.975,54<text:s/></text:p>
          </table:table-cell>
          <table:table-cell office:value-type="float" office:value="10829.87" table:style-name="ce16">
            <text:p><text:s/>10.829,87<text:s/></text:p>
          </table:table-cell>
          <table:table-cell office:value-type="float" office:value="298124.2" table:style-name="ce16">
            <text:p><text:s/>298.124,20<text:s/></text:p>
          </table:table-cell>
          <table:table-cell office:value-type="float" office:value="12441215.130000001" table:style-name="ce16">
            <text:p><text:s/>12.441.215,13<text:s/></text:p>
          </table:table-cell>
          <table:table-cell office:value-type="float" office:value="20024.7" table:style-name="ce16">
            <text:p><text:s/>20.024,70<text:s/></text:p>
          </table:table-cell>
          <table:table-cell office:value-type="float" office:value="1211422.29" table:style-name="ce16">
            <text:p><text:s/>1.211.422,29<text:s/></text:p>
          </table:table-cell>
          <table:table-cell office:value-type="float" office:value="24446.73" table:style-name="ce16">
            <text:p><text:s/>24.446,73<text:s/></text:p>
          </table:table-cell>
          <table:table-cell office:value-type="float" office:value="11600213.220000001" table:style-name="ce16">
            <text:p><text:s/>11.600.213,22<text:s/></text:p>
          </table:table-cell>
          <table:table-cell office:value-type="float" office:value="205546540.81999999" table:style-name="ce16">
            <text:p><text:s/>205.546.540,82<text:s/></text:p>
          </table:table-cell>
          <table:table-cell office:value-type="float" office:value="45293.73" table:style-name="ce16">
            <text:p><text:s/>45.293,73<text:s/></text:p>
          </table:table-cell>
          <table:table-cell office:value-type="float" office:value="358347.03" table:style-name="ce16">
            <text:p><text:s/>358.347,03<text:s/></text:p>
          </table:table-cell>
          <table:table-cell office:value-type="float" office:value="4054.4" table:style-name="ce16">
            <text:p><text:s/>4.054,40<text:s/></text:p>
          </table:table-cell>
          <table:table-cell office:value-type="float" office:value="48323867" table:style-name="ce16">
            <text:p><text:s/>48.323.867,00<text:s/></text:p>
          </table:table-cell>
          <table:table-cell office:value-type="float" office:value="1510204.25" table:style-name="ce16">
            <text:p><text:s/>1.510.204,25<text:s/></text:p>
          </table:table-cell>
          <table:table-cell office:value-type="float" office:value="1912142.65" table:style-name="ce16">
            <text:p><text:s/>1.912.142,65<text:s/></text:p>
          </table:table-cell>
          <table:table-cell office:value-type="float" office:value="758797324.16999996" table:style-name="ce16">
            <text:p><text:s/>758.797.324,17<text:s/></text:p>
          </table:table-cell>
          <table:table-cell office:value-type="float" office:value="28700.34" table:style-name="ce16">
            <text:p><text:s/>28.700,34<text:s/></text:p>
          </table:table-cell>
          <table:table-cell office:value-type="float" office:value="1344410793.2899997" table:style-name="ce17">
            <text:p><text:s/>1.344.410.793,2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1931301.4" table:style-name="ce16">
            <text:p><text:s/>11.931.301,40<text:s/></text:p>
          </table:table-cell>
          <table:table-cell office:value-type="float" office:value="77725918" table:style-name="ce16">
            <text:p><text:s/>77.725.918,00<text:s/></text:p>
          </table:table-cell>
          <table:table-cell office:value-type="float" office:value="375224240.25999999" table:style-name="ce16">
            <text:p><text:s/>375.224.240,26<text:s/></text:p>
          </table:table-cell>
          <table:table-cell office:value-type="float" office:value="7832783.8999999994" table:style-name="ce16">
            <text:p><text:s/>7.832.783,90<text:s/></text:p>
          </table:table-cell>
          <table:table-cell office:value-type="float" office:value="495990296.09000003" table:style-name="ce16">
            <text:p><text:s/>495.990.296,09<text:s/></text:p>
          </table:table-cell>
          <table:table-cell office:value-type="float" office:value="358625296.57999998" table:style-name="ce16">
            <text:p><text:s/>358.625.296,58<text:s/></text:p>
          </table:table-cell>
          <table:table-cell office:value-type="float" office:value="477572183.43000001" table:style-name="ce16">
            <text:p><text:s/>477.572.183,43<text:s/></text:p>
          </table:table-cell>
          <table:table-cell office:value-type="float" office:value="466854065.90999997" table:style-name="ce16">
            <text:p><text:s/>466.854.065,91<text:s/></text:p>
          </table:table-cell>
          <table:table-cell office:value-type="float" office:value="335610808.88999993" table:style-name="ce16">
            <text:p><text:s/>335.610.808,89<text:s/></text:p>
          </table:table-cell>
          <table:table-cell office:value-type="float" office:value="112905180.98" table:style-name="ce16">
            <text:p><text:s/>112.905.180,98<text:s/></text:p>
          </table:table-cell>
          <table:table-cell office:value-type="float" office:value="1100679547.7" table:style-name="ce16">
            <text:p><text:s/>1.100.679.547,70<text:s/></text:p>
          </table:table-cell>
          <table:table-cell office:value-type="float" office:value="115739465.55999999" table:style-name="ce16">
            <text:p><text:s/>115.739.465,56<text:s/></text:p>
          </table:table-cell>
          <table:table-cell office:value-type="float" office:value="164280723.31999999" table:style-name="ce16">
            <text:p><text:s/>164.280.723,32<text:s/></text:p>
          </table:table-cell>
          <table:table-cell office:value-type="float" office:value="165473161.26000002" table:style-name="ce16">
            <text:p><text:s/>165.473.161,26<text:s/></text:p>
          </table:table-cell>
          <table:table-cell office:value-type="float" office:value="80811235.829999998" table:style-name="ce16">
            <text:p><text:s/>80.811.235,83<text:s/></text:p>
          </table:table-cell>
          <table:table-cell office:value-type="float" office:value="513611859.19999993" table:style-name="ce16">
            <text:p><text:s/>513.611.859,20<text:s/></text:p>
          </table:table-cell>
          <table:table-cell office:value-type="float" office:value="38986071.339999996" table:style-name="ce16">
            <text:p><text:s/>38.986.071,34<text:s/></text:p>
          </table:table-cell>
          <table:table-cell office:value-type="float" office:value="1313796788.8199999" table:style-name="ce16">
            <text:p><text:s/>1.313.796.788,82<text:s/></text:p>
          </table:table-cell>
          <table:table-cell office:value-type="float" office:value="3566856784.8899999" table:style-name="ce16">
            <text:p><text:s/>3.566.856.784,89<text:s/></text:p>
          </table:table-cell>
          <table:table-cell office:value-type="float" office:value="71214106.789999992" table:style-name="ce16">
            <text:p><text:s/>71.214.106,79<text:s/></text:p>
          </table:table-cell>
          <table:table-cell office:value-type="float" office:value="39879797.68" table:style-name="ce16">
            <text:p><text:s/>39.879.797,68<text:s/></text:p>
          </table:table-cell>
          <table:table-cell office:value-type="float" office:value="10926712.890000001" table:style-name="ce16">
            <text:p><text:s/>10.926.712,89<text:s/></text:p>
          </table:table-cell>
          <table:table-cell office:value-type="float" office:value="1074526210" table:style-name="ce16">
            <text:p><text:s/>1.074.526.210,00<text:s/></text:p>
          </table:table-cell>
          <table:table-cell office:value-type="float" office:value="1845743988.6500001" table:style-name="ce16">
            <text:p><text:s/>1.845.743.988,65<text:s/></text:p>
          </table:table-cell>
          <table:table-cell office:value-type="float" office:value="49574273.909999996" table:style-name="ce16">
            <text:p><text:s/>49.574.273,91<text:s/></text:p>
          </table:table-cell>
          <table:table-cell office:value-type="float" office:value="8854028411.289999" table:style-name="ce16">
            <text:p><text:s/>8.854.028.411,29<text:s/></text:p>
          </table:table-cell>
          <table:table-cell office:value-type="float" office:value="29083066.769999996" table:style-name="ce16">
            <text:p><text:s/>29.083.066,77<text:s/></text:p>
          </table:table-cell>
          <table:table-cell office:value-type="float" office:value="21755484281.34" table:style-name="ce17">
            <text:p><text:s/>21.755.484.281,3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6147106.1299999999" table:style-name="ce16">
            <text:p><text:s/>6.147.106,13<text:s/></text:p>
          </table:table-cell>
          <table:table-cell office:value-type="float" office:value="24679878.809999999" table:style-name="ce16">
            <text:p><text:s/>24.679.878,81<text:s/></text:p>
          </table:table-cell>
          <table:table-cell office:value-type="float" office:value="98565920.930000007" table:style-name="ce16">
            <text:p><text:s/>98.565.920,93<text:s/></text:p>
          </table:table-cell>
          <table:table-cell office:value-type="float" office:value="5570900.1699999999" table:style-name="ce16">
            <text:p><text:s/>5.570.900,17<text:s/></text:p>
          </table:table-cell>
          <table:table-cell office:value-type="float" office:value="147413124.13999999" table:style-name="ce16">
            <text:p><text:s/>147.413.124,14<text:s/></text:p>
          </table:table-cell>
          <table:table-cell office:value-type="float" office:value="110049581.03" table:style-name="ce16">
            <text:p><text:s/>110.049.581,03<text:s/></text:p>
          </table:table-cell>
          <table:table-cell office:value-type="float" office:value="505375454.14000005" table:style-name="ce16">
            <text:p><text:s/>505.375.454,14<text:s/></text:p>
          </table:table-cell>
          <table:table-cell office:value-type="float" office:value="128832836.48" table:style-name="ce16">
            <text:p><text:s/>128.832.836,48<text:s/></text:p>
          </table:table-cell>
          <table:table-cell office:value-type="float" office:value="118160690.19" table:style-name="ce16">
            <text:p><text:s/>118.160.690,19<text:s/></text:p>
          </table:table-cell>
          <table:table-cell office:value-type="float" office:value="40514112.869999997" table:style-name="ce16">
            <text:p><text:s/>40.514.112,87<text:s/></text:p>
          </table:table-cell>
          <table:table-cell office:value-type="float" office:value="351032697.97000003" table:style-name="ce16">
            <text:p><text:s/>351.032.697,97<text:s/></text:p>
          </table:table-cell>
          <table:table-cell office:value-type="float" office:value="47372365.869999997" table:style-name="ce16">
            <text:p><text:s/>47.372.365,87<text:s/></text:p>
          </table:table-cell>
          <table:table-cell office:value-type="float" office:value="61294748.590000004" table:style-name="ce16">
            <text:p><text:s/>61.294.748,59<text:s/></text:p>
          </table:table-cell>
          <table:table-cell office:value-type="float" office:value="63831933.659999996" table:style-name="ce16">
            <text:p><text:s/>63.831.933,66<text:s/></text:p>
          </table:table-cell>
          <table:table-cell office:value-type="float" office:value="27344594.649999999" table:style-name="ce16">
            <text:p><text:s/>27.344.594,65<text:s/></text:p>
          </table:table-cell>
          <table:table-cell office:value-type="float" office:value="152237203.88999999" table:style-name="ce16">
            <text:p><text:s/>152.237.203,89<text:s/></text:p>
          </table:table-cell>
          <table:table-cell office:value-type="float" office:value="16515933.16" table:style-name="ce16">
            <text:p><text:s/>16.515.933,16<text:s/></text:p>
          </table:table-cell>
          <table:table-cell office:value-type="float" office:value="348354000.47000003" table:style-name="ce16">
            <text:p><text:s/>348.354.000,47<text:s/></text:p>
          </table:table-cell>
          <table:table-cell office:value-type="float" office:value="927723602.16999996" table:style-name="ce16">
            <text:p><text:s/>927.723.602,17<text:s/></text:p>
          </table:table-cell>
          <table:table-cell office:value-type="float" office:value="38400732.880000003" table:style-name="ce16">
            <text:p><text:s/>38.400.732,88<text:s/></text:p>
          </table:table-cell>
          <table:table-cell office:value-type="float" office:value="15550599.68" table:style-name="ce16">
            <text:p><text:s/>15.550.599,68<text:s/></text:p>
          </table:table-cell>
          <table:table-cell office:value-type="float" office:value="6121790.5099999998" table:style-name="ce16">
            <text:p><text:s/>6.121.790,51<text:s/></text:p>
          </table:table-cell>
          <table:table-cell office:value-type="float" office:value="309338366.31999999" table:style-name="ce16">
            <text:p><text:s/>309.338.366,32<text:s/></text:p>
          </table:table-cell>
          <table:table-cell office:value-type="float" office:value="446571576.64999998" table:style-name="ce16">
            <text:p><text:s/>446.571.576,65<text:s/></text:p>
          </table:table-cell>
          <table:table-cell office:value-type="float" office:value="22149791.440000001" table:style-name="ce16">
            <text:p><text:s/>22.149.791,44<text:s/></text:p>
          </table:table-cell>
          <table:table-cell office:value-type="float" office:value="2355215813.1999998" table:style-name="ce16">
            <text:p><text:s/>2.355.215.813,20<text:s/></text:p>
          </table:table-cell>
          <table:table-cell office:value-type="float" office:value="13863409.65" table:style-name="ce16">
            <text:p><text:s/>13.863.409,65<text:s/></text:p>
          </table:table-cell>
          <table:table-cell office:value-type="float" office:value="6388228765.6499996" table:style-name="ce17">
            <text:p><text:s/>6.388.228.765,6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695.87" table:style-name="ce16">
            <text:p><text:s/>2.695,87<text:s/></text:p>
          </table:table-cell>
          <table:table-cell office:value-type="float" office:value="7538.16" table:style-name="ce16">
            <text:p><text:s/>7.538,16<text:s/></text:p>
          </table:table-cell>
          <table:table-cell office:value-type="float" office:value="38870.04" table:style-name="ce16">
            <text:p><text:s/>38.870,04<text:s/></text:p>
          </table:table-cell>
          <table:table-cell office:value-type="float" office:value="2520.66" table:style-name="ce16">
            <text:p><text:s/>2.520,66<text:s/></text:p>
          </table:table-cell>
          <table:table-cell office:value-type="float" office:value="285566.45" table:style-name="ce16">
            <text:p><text:s/>285.566,45<text:s/></text:p>
          </table:table-cell>
          <table:table-cell office:value-type="float" office:value="3942219.28" table:style-name="ce16">
            <text:p><text:s/>3.942.219,28<text:s/></text:p>
          </table:table-cell>
          <table:table-cell office:value-type="float" office:value="39452559.25" table:style-name="ce16">
            <text:p><text:s/>39.452.559,25<text:s/></text:p>
          </table:table-cell>
          <table:table-cell office:value-type="float" office:value="811087.12" table:style-name="ce16">
            <text:p><text:s/>811.087,12<text:s/></text:p>
          </table:table-cell>
          <table:table-cell office:value-type="float" office:value="84438.66" table:style-name="ce16">
            <text:p><text:s/>84.438,66<text:s/></text:p>
          </table:table-cell>
          <table:table-cell office:value-type="float" office:value="14240.09" table:style-name="ce16">
            <text:p><text:s/>14.240,09<text:s/></text:p>
          </table:table-cell>
          <table:table-cell office:value-type="float" office:value="4805469.53" table:style-name="ce16">
            <text:p><text:s/>4.805.469,53<text:s/></text:p>
          </table:table-cell>
          <table:table-cell office:value-type="float" office:value="1901.21" table:style-name="ce16">
            <text:p><text:s/>1.901,21<text:s/></text:p>
          </table:table-cell>
          <table:table-cell office:value-type="float" office:value="49784.37" table:style-name="ce16">
            <text:p><text:s/>49.784,37<text:s/></text:p>
          </table:table-cell>
          <table:table-cell office:value-type="float" office:value="2024957.48" table:style-name="ce16">
            <text:p><text:s/>2.024.957,48<text:s/></text:p>
          </table:table-cell>
          <table:table-cell office:value-type="float" office:value="3598.96" table:style-name="ce16">
            <text:p><text:s/>3.598,96<text:s/></text:p>
          </table:table-cell>
          <table:table-cell office:value-type="float" office:value="208666.73" table:style-name="ce16">
            <text:p><text:s/>208.666,73<text:s/></text:p>
          </table:table-cell>
          <table:table-cell office:value-type="float" office:value="4250.37" table:style-name="ce16">
            <text:p><text:s/>4.250,37<text:s/></text:p>
          </table:table-cell>
          <table:table-cell office:value-type="float" office:value="1916068.95" table:style-name="ce16">
            <text:p><text:s/>1.916.068,95<text:s/></text:p>
          </table:table-cell>
          <table:table-cell office:value-type="float" office:value="33048509.579999998" table:style-name="ce16">
            <text:p><text:s/>33.048.509,58<text:s/></text:p>
          </table:table-cell>
          <table:table-cell office:value-type="float" office:value="7361.32" table:style-name="ce16">
            <text:p><text:s/>7.361,32<text:s/></text:p>
          </table:table-cell>
          <table:table-cell office:value-type="float" office:value="58084.3" table:style-name="ce16">
            <text:p><text:s/>58.084,30<text:s/></text:p>
          </table:table-cell>
          <table:table-cell office:value-type="float" office:value="475.17" table:style-name="ce16">
            <text:p><text:s/>475,17<text:s/></text:p>
          </table:table-cell>
          <table:table-cell office:value-type="float" office:value="7605911.0899999999" table:style-name="ce16">
            <text:p><text:s/>7.605.911,09<text:s/></text:p>
          </table:table-cell>
          <table:table-cell office:value-type="float" office:value="273683.11" table:style-name="ce16">
            <text:p><text:s/>273.683,11<text:s/></text:p>
          </table:table-cell>
          <table:table-cell office:value-type="float" office:value="320150.08" table:style-name="ce16">
            <text:p><text:s/>320.150,08<text:s/></text:p>
          </table:table-cell>
          <table:table-cell office:value-type="float" office:value="123299256.97" table:style-name="ce16">
            <text:p><text:s/>123.299.256,97<text:s/></text:p>
          </table:table-cell>
          <table:table-cell office:value-type="float" office:value="4920.3999999999996" table:style-name="ce16">
            <text:p><text:s/>4.920,40<text:s/></text:p>
          </table:table-cell>
          <table:table-cell office:value-type="float" office:value="218274785.19999999" table:style-name="ce17">
            <text:p><text:s/>218.274.785,2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6144410.2599999988" table:style-name="ce16">
            <text:p><text:s/>6.144.410,26<text:s/></text:p>
          </table:table-cell>
          <table:table-cell office:value-type="float" office:value="24672340.649999999" table:style-name="ce16">
            <text:p><text:s/>24.672.340,65<text:s/></text:p>
          </table:table-cell>
          <table:table-cell office:value-type="float" office:value="98527050.890000001" table:style-name="ce16">
            <text:p><text:s/>98.527.050,89<text:s/></text:p>
          </table:table-cell>
          <table:table-cell office:value-type="float" office:value="5568379.5099999998" table:style-name="ce16">
            <text:p><text:s/>5.568.379,51<text:s/></text:p>
          </table:table-cell>
          <table:table-cell office:value-type="float" office:value="147127557.69000003" table:style-name="ce16">
            <text:p><text:s/>147.127.557,69<text:s/></text:p>
          </table:table-cell>
          <table:table-cell office:value-type="float" office:value="106107361.75" table:style-name="ce16">
            <text:p><text:s/>106.107.361,75<text:s/></text:p>
          </table:table-cell>
          <table:table-cell office:value-type="float" office:value="465922894.88999993" table:style-name="ce16">
            <text:p><text:s/>465.922.894,89<text:s/></text:p>
          </table:table-cell>
          <table:table-cell office:value-type="float" office:value="128021749.36" table:style-name="ce16">
            <text:p><text:s/>128.021.749,36<text:s/></text:p>
          </table:table-cell>
          <table:table-cell office:value-type="float" office:value="118076251.53" table:style-name="ce16">
            <text:p><text:s/>118.076.251,53<text:s/></text:p>
          </table:table-cell>
          <table:table-cell office:value-type="float" office:value="40499872.779999994" table:style-name="ce16">
            <text:p><text:s/>40.499.872,78<text:s/></text:p>
          </table:table-cell>
          <table:table-cell office:value-type="float" office:value="346227228.43999994" table:style-name="ce16">
            <text:p><text:s/>346.227.228,44<text:s/></text:p>
          </table:table-cell>
          <table:table-cell office:value-type="float" office:value="47370464.659999996" table:style-name="ce16">
            <text:p><text:s/>47.370.464,66<text:s/></text:p>
          </table:table-cell>
          <table:table-cell office:value-type="float" office:value="61244964.220000006" table:style-name="ce16">
            <text:p><text:s/>61.244.964,22<text:s/></text:p>
          </table:table-cell>
          <table:table-cell office:value-type="float" office:value="61806976.180000007" table:style-name="ce16">
            <text:p><text:s/>61.806.976,18<text:s/></text:p>
          </table:table-cell>
          <table:table-cell office:value-type="float" office:value="27340995.690000001" table:style-name="ce16">
            <text:p><text:s/>27.340.995,69<text:s/></text:p>
          </table:table-cell>
          <table:table-cell office:value-type="float" office:value="152028537.16" table:style-name="ce16">
            <text:p><text:s/>152.028.537,16<text:s/></text:p>
          </table:table-cell>
          <table:table-cell office:value-type="float" office:value="16511682.790000001" table:style-name="ce16">
            <text:p><text:s/>16.511.682,79<text:s/></text:p>
          </table:table-cell>
          <table:table-cell office:value-type="float" office:value="346437931.51999998" table:style-name="ce16">
            <text:p><text:s/>346.437.931,52<text:s/></text:p>
          </table:table-cell>
          <table:table-cell office:value-type="float" office:value="894675092.59000003" table:style-name="ce16">
            <text:p><text:s/>894.675.092,59<text:s/></text:p>
          </table:table-cell>
          <table:table-cell office:value-type="float" office:value="38393371.560000002" table:style-name="ce16">
            <text:p><text:s/>38.393.371,56<text:s/></text:p>
          </table:table-cell>
          <table:table-cell office:value-type="float" office:value="15492515.379999999" table:style-name="ce16">
            <text:p><text:s/>15.492.515,38<text:s/></text:p>
          </table:table-cell>
          <table:table-cell office:value-type="float" office:value="6121315.3399999999" table:style-name="ce16">
            <text:p><text:s/>6.121.315,34<text:s/></text:p>
          </table:table-cell>
          <table:table-cell office:value-type="float" office:value="301732455.22999996" table:style-name="ce16">
            <text:p><text:s/>301.732.455,23<text:s/></text:p>
          </table:table-cell>
          <table:table-cell office:value-type="float" office:value="446297893.53999996" table:style-name="ce16">
            <text:p><text:s/>446.297.893,54<text:s/></text:p>
          </table:table-cell>
          <table:table-cell office:value-type="float" office:value="21829641.359999999" table:style-name="ce16">
            <text:p><text:s/>21.829.641,36<text:s/></text:p>
          </table:table-cell>
          <table:table-cell office:value-type="float" office:value="2231916556.23" table:style-name="ce16">
            <text:p><text:s/>2.231.916.556,23<text:s/></text:p>
          </table:table-cell>
          <table:table-cell office:value-type="float" office:value="13858489.249999998" table:style-name="ce16">
            <text:p><text:s/>13.858.489,25<text:s/></text:p>
          </table:table-cell>
          <table:table-cell office:value-type="float" office:value="6169953980.4500008" table:style-name="ce17">
            <text:p><text:s/>6.169.953.980,4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5406011.8399999999" table:style-name="ce16">
            <text:p><text:s/>5.406.011,84<text:s/></text:p>
          </table:table-cell>
          <table:table-cell office:value-type="float" office:value="18478001.719999999" table:style-name="ce16">
            <text:p><text:s/>18.478.001,72<text:s/></text:p>
          </table:table-cell>
          <table:table-cell office:value-type="float" office:value="187463296.19" table:style-name="ce16">
            <text:p><text:s/>187.463.296,19<text:s/></text:p>
          </table:table-cell>
          <table:table-cell office:value-type="float" office:value="3424642.87" table:style-name="ce16">
            <text:p><text:s/>3.424.642,87<text:s/></text:p>
          </table:table-cell>
          <table:table-cell office:value-type="float" office:value="226392613.03" table:style-name="ce16">
            <text:p><text:s/>226.392.613,03<text:s/></text:p>
          </table:table-cell>
          <table:table-cell office:value-type="float" office:value="100855096.61" table:style-name="ce16">
            <text:p><text:s/>100.855.096,61<text:s/></text:p>
          </table:table-cell>
          <table:table-cell office:value-type="float" office:value="321674296.68000001" table:style-name="ce16">
            <text:p><text:s/>321.674.296,68<text:s/></text:p>
          </table:table-cell>
          <table:table-cell office:value-type="float" office:value="80254090.879999995" table:style-name="ce16">
            <text:p><text:s/>80.254.090,88<text:s/></text:p>
          </table:table-cell>
          <table:table-cell office:value-type="float" office:value="108516603.13" table:style-name="ce16">
            <text:p><text:s/>108.516.603,13<text:s/></text:p>
          </table:table-cell>
          <table:table-cell office:value-type="float" office:value="29831863.690000001" table:style-name="ce16">
            <text:p><text:s/>29.831.863,69<text:s/></text:p>
          </table:table-cell>
          <table:table-cell office:value-type="float" office:value="786291378.65999997" table:style-name="ce16">
            <text:p><text:s/>786.291.378,66<text:s/></text:p>
          </table:table-cell>
          <table:table-cell office:value-type="float" office:value="42536577.659999996" table:style-name="ce16">
            <text:p><text:s/>42.536.577,66<text:s/></text:p>
          </table:table-cell>
          <table:table-cell office:value-type="float" office:value="95280169.859999999" table:style-name="ce16">
            <text:p><text:s/>95.280.169,86<text:s/></text:p>
          </table:table-cell>
          <table:table-cell office:value-type="float" office:value="87600422.700000003" table:style-name="ce16">
            <text:p><text:s/>87.600.422,70<text:s/></text:p>
          </table:table-cell>
          <table:table-cell office:value-type="float" office:value="28882364.34" table:style-name="ce16">
            <text:p><text:s/>28.882.364,34<text:s/></text:p>
          </table:table-cell>
          <table:table-cell office:value-type="float" office:value="131655839.08" table:style-name="ce16">
            <text:p><text:s/>131.655.839,08<text:s/></text:p>
          </table:table-cell>
          <table:table-cell office:value-type="float" office:value="16438881.48" table:style-name="ce16">
            <text:p><text:s/>16.438.881,48<text:s/></text:p>
          </table:table-cell>
          <table:table-cell office:value-type="float" office:value="341005821.45999998" table:style-name="ce16">
            <text:p><text:s/>341.005.821,46<text:s/></text:p>
          </table:table-cell>
          <table:table-cell office:value-type="float" office:value="1537757808.4400001" table:style-name="ce16">
            <text:p><text:s/>1.537.757.808,44<text:s/></text:p>
          </table:table-cell>
          <table:table-cell office:value-type="float" office:value="30376493.59" table:style-name="ce16">
            <text:p><text:s/>30.376.493,59<text:s/></text:p>
          </table:table-cell>
          <table:table-cell office:value-type="float" office:value="37750831.329999998" table:style-name="ce16">
            <text:p><text:s/>37.750.831,33<text:s/></text:p>
          </table:table-cell>
          <table:table-cell office:value-type="float" office:value="5324423.54" table:style-name="ce16">
            <text:p><text:s/>5.324.423,54<text:s/></text:p>
          </table:table-cell>
          <table:table-cell office:value-type="float" office:value="303000405.37" table:style-name="ce16">
            <text:p><text:s/>303.000.405,37<text:s/></text:p>
          </table:table-cell>
          <table:table-cell office:value-type="float" office:value="222991804.90000001" table:style-name="ce16">
            <text:p><text:s/>222.991.804,90<text:s/></text:p>
          </table:table-cell>
          <table:table-cell office:value-type="float" office:value="21453045.149999999" table:style-name="ce16">
            <text:p><text:s/>21.453.045,15<text:s/></text:p>
          </table:table-cell>
          <table:table-cell office:value-type="float" office:value="3307726279.8499999" table:style-name="ce16">
            <text:p><text:s/>3.307.726.279,85<text:s/></text:p>
          </table:table-cell>
          <table:table-cell office:value-type="float" office:value="11602766.65" table:style-name="ce16">
            <text:p><text:s/>11.602.766,65<text:s/></text:p>
          </table:table-cell>
          <table:table-cell office:value-type="float" office:value="8089971830.6999989" table:style-name="ce17">
            <text:p><text:s/>8.089.971.830,7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7638.4" table:style-name="ce16">
            <text:p><text:s/>7.638,40<text:s/></text:p>
          </table:table-cell>
          <table:table-cell office:value-type="float" office:value="25.41" table:style-name="ce16">
            <text:p><text:s/>25,41<text:s/></text:p>
          </table:table-cell>
          <table:table-cell office:value-type="float" office:value="158016.32999999999" table:style-name="ce16">
            <text:p><text:s/>158.016,3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9036993.329999998" table:style-name="ce16">
            <text:p><text:s/>19.036.993,33<text:s/></text:p>
          </table:table-cell>
          <table:table-cell office:value-type="float" office:value="15111838.390000001" table:style-name="ce16">
            <text:p><text:s/>15.111.838,39<text:s/></text:p>
          </table:table-cell>
          <table:table-cell office:value-type="float" office:value="132684777.81999999" table:style-name="ce16">
            <text:p><text:s/>132.684.777,82<text:s/></text:p>
          </table:table-cell>
          <table:table-cell office:value-type="float" office:value="4542452.37" table:style-name="ce16">
            <text:p><text:s/>4.542.452,37<text:s/></text:p>
          </table:table-cell>
          <table:table-cell office:value-type="float" office:value="780323.21" table:style-name="ce16">
            <text:p><text:s/>780.323,21<text:s/></text:p>
          </table:table-cell>
          <table:table-cell office:value-type="float" office:value="2555.54" table:style-name="ce16">
            <text:p><text:s/>2.555,54<text:s/></text:p>
          </table:table-cell>
          <table:table-cell office:value-type="float" office:value="7962219.46" table:style-name="ce16">
            <text:p><text:s/>7.962.219,46<text:s/></text:p>
          </table:table-cell>
          <table:table-cell office:value-type="float" office:value="9042.49" table:style-name="ce16">
            <text:p><text:s/>9.042,49<text:s/></text:p>
          </table:table-cell>
          <table:table-cell office:value-type="float" office:value="60343.38" table:style-name="ce16">
            <text:p><text:s/>60.343,38<text:s/></text:p>
          </table:table-cell>
          <table:table-cell office:value-type="float" office:value="40292755.899999999" table:style-name="ce16">
            <text:p><text:s/>40.292.755,90<text:s/></text:p>
          </table:table-cell>
          <table:table-cell office:value-type="float" office:value="543.94000000000005" table:style-name="ce16">
            <text:p><text:s/>543,94<text:s/></text:p>
          </table:table-cell>
          <table:table-cell office:value-type="float" office:value="142063.56" table:style-name="ce16">
            <text:p><text:s/>142.063,56<text:s/></text:p>
          </table:table-cell>
          <table:table-cell office:value-type="float" office:value="961.01" table:style-name="ce16">
            <text:p><text:s/>961,01<text:s/></text:p>
          </table:table-cell>
          <table:table-cell office:value-type="float" office:value="43382210.939999998" table:style-name="ce16">
            <text:p><text:s/>43.382.210,94<text:s/></text:p>
          </table:table-cell>
          <table:table-cell office:value-type="float" office:value="143666064.75999999" table:style-name="ce16">
            <text:p><text:s/>143.666.064,7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57801.47" table:style-name="ce16">
            <text:p><text:s/>157.801,47<text:s/></text:p>
          </table:table-cell>
          <table:table-cell office:value-type="float" office:value="1981.82" table:style-name="ce16">
            <text:p><text:s/>1.981,82<text:s/></text:p>
          </table:table-cell>
          <table:table-cell office:value-type="float" office:value="29574067.120000001" table:style-name="ce16">
            <text:p><text:s/>29.574.067,12<text:s/></text:p>
          </table:table-cell>
          <table:table-cell office:value-type="float" office:value="1266699.22" table:style-name="ce16">
            <text:p><text:s/>1.266.699,22<text:s/></text:p>
          </table:table-cell>
          <table:table-cell office:value-type="float" office:value="1183016.8400000001" table:style-name="ce16">
            <text:p><text:s/>1.183.016,84<text:s/></text:p>
          </table:table-cell>
          <table:table-cell office:value-type="float" office:value="848133672.27999997" table:style-name="ce16">
            <text:p><text:s/>848.133.672,28<text:s/></text:p>
          </table:table-cell>
          <table:table-cell office:value-type="float" office:value="4723.71" table:style-name="ce16">
            <text:p><text:s/>4.723,71<text:s/></text:p>
          </table:table-cell>
          <table:table-cell office:value-type="float" office:value="1288162788.7" table:style-name="ce17">
            <text:p><text:s/>1.288.162.788,7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5398373.4400000004" table:style-name="ce16">
            <text:p><text:s/>5.398.373,44<text:s/></text:p>
          </table:table-cell>
          <table:table-cell office:value-type="float" office:value="18477976.310000002" table:style-name="ce16">
            <text:p><text:s/>18.477.976,31<text:s/></text:p>
          </table:table-cell>
          <table:table-cell office:value-type="float" office:value="187305279.86000001" table:style-name="ce16">
            <text:p><text:s/>187.305.279,86<text:s/></text:p>
          </table:table-cell>
          <table:table-cell office:value-type="float" office:value="3424642.87" table:style-name="ce16">
            <text:p><text:s/>3.424.642,87<text:s/></text:p>
          </table:table-cell>
          <table:table-cell office:value-type="float" office:value="207355619.69999999" table:style-name="ce16">
            <text:p><text:s/>207.355.619,70<text:s/></text:p>
          </table:table-cell>
          <table:table-cell office:value-type="float" office:value="85743258.220000014" table:style-name="ce16">
            <text:p><text:s/>85.743.258,22<text:s/></text:p>
          </table:table-cell>
          <table:table-cell office:value-type="float" office:value="188989518.86000001" table:style-name="ce16">
            <text:p><text:s/>188.989.518,86<text:s/></text:p>
          </table:table-cell>
          <table:table-cell office:value-type="float" office:value="75711638.510000005" table:style-name="ce16">
            <text:p><text:s/>75.711.638,51<text:s/></text:p>
          </table:table-cell>
          <table:table-cell office:value-type="float" office:value="107736279.92" table:style-name="ce16">
            <text:p><text:s/>107.736.279,92<text:s/></text:p>
          </table:table-cell>
          <table:table-cell office:value-type="float" office:value="29829308.149999999" table:style-name="ce16">
            <text:p><text:s/>29.829.308,15<text:s/></text:p>
          </table:table-cell>
          <table:table-cell office:value-type="float" office:value="778329159.20000005" table:style-name="ce16">
            <text:p><text:s/>778.329.159,20<text:s/></text:p>
          </table:table-cell>
          <table:table-cell office:value-type="float" office:value="42527535.170000002" table:style-name="ce16">
            <text:p><text:s/>42.527.535,17<text:s/></text:p>
          </table:table-cell>
          <table:table-cell office:value-type="float" office:value="95219826.480000004" table:style-name="ce16">
            <text:p><text:s/>95.219.826,48<text:s/></text:p>
          </table:table-cell>
          <table:table-cell office:value-type="float" office:value="47307666.799999997" table:style-name="ce16">
            <text:p><text:s/>47.307.666,80<text:s/></text:p>
          </table:table-cell>
          <table:table-cell office:value-type="float" office:value="28881820.400000002" table:style-name="ce16">
            <text:p><text:s/>28.881.820,40<text:s/></text:p>
          </table:table-cell>
          <table:table-cell office:value-type="float" office:value="131513775.52" table:style-name="ce16">
            <text:p><text:s/>131.513.775,52<text:s/></text:p>
          </table:table-cell>
          <table:table-cell office:value-type="float" office:value="16437920.470000001" table:style-name="ce16">
            <text:p><text:s/>16.437.920,47<text:s/></text:p>
          </table:table-cell>
          <table:table-cell office:value-type="float" office:value="297623610.51999998" table:style-name="ce16">
            <text:p><text:s/>297.623.610,52<text:s/></text:p>
          </table:table-cell>
          <table:table-cell office:value-type="float" office:value="1394091743.6800001" table:style-name="ce16">
            <text:p><text:s/>1.394.091.743,68<text:s/></text:p>
          </table:table-cell>
          <table:table-cell office:value-type="float" office:value="30376493.59" table:style-name="ce16">
            <text:p><text:s/>30.376.493,59<text:s/></text:p>
          </table:table-cell>
          <table:table-cell office:value-type="float" office:value="37593029.859999999" table:style-name="ce16">
            <text:p><text:s/>37.593.029,86<text:s/></text:p>
          </table:table-cell>
          <table:table-cell office:value-type="float" office:value="5322441.7200000007" table:style-name="ce16">
            <text:p><text:s/>5.322.441,72<text:s/></text:p>
          </table:table-cell>
          <table:table-cell office:value-type="float" office:value="273426338.25" table:style-name="ce16">
            <text:p><text:s/>273.426.338,25<text:s/></text:p>
          </table:table-cell>
          <table:table-cell office:value-type="float" office:value="221725105.68000001" table:style-name="ce16">
            <text:p><text:s/>221.725.105,68<text:s/></text:p>
          </table:table-cell>
          <table:table-cell office:value-type="float" office:value="20270028.309999999" table:style-name="ce16">
            <text:p><text:s/>20.270.028,31<text:s/></text:p>
          </table:table-cell>
          <table:table-cell office:value-type="float" office:value="2459592607.5700002" table:style-name="ce16">
            <text:p><text:s/>2.459.592.607,57<text:s/></text:p>
          </table:table-cell>
          <table:table-cell office:value-type="float" office:value="11598042.939999999" table:style-name="ce16">
            <text:p><text:s/>11.598.042,94<text:s/></text:p>
          </table:table-cell>
          <table:table-cell office:value-type="float" office:value="6801809042.000001" table:style-name="ce17">
            <text:p><text:s/>6.801.809.042,0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6">
            <text:p>-00<text:s/></text:p>
          </table:table-cell>
          <table:table-cell office:value-type="float" office:value="10728.72" table:style-name="ce16">
            <text:p><text:s/>10.728,7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591040.3" table:style-name="ce16">
            <text:p><text:s/>3.591.040,30<text:s/></text:p>
          </table:table-cell>
          <table:table-cell office:value-type="float" office:value="2224.39" table:style-name="ce16">
            <text:p><text:s/>2.224,39<text:s/></text:p>
          </table:table-cell>
          <table:table-cell office:value-type="float" office:value="32893.910000000003" table:style-name="ce16">
            <text:p><text:s/>32.893,91<text:s/></text:p>
          </table:table-cell>
          <table:table-cell office:value-type="float" office:value="4920.93" table:style-name="ce16">
            <text:p><text:s/>4.920,93<text:s/></text:p>
          </table:table-cell>
          <table:table-cell office:value-type="float" office:value="5171327.12" table:style-name="ce16">
            <text:p><text:s/>5.171.327,12<text:s/></text:p>
          </table:table-cell>
          <table:table-cell office:value-type="float" office:value="941.99" table:style-name="ce16">
            <text:p><text:s/>941,9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92671.16" table:style-name="ce16">
            <text:p><text:s/>392.671,16<text:s/></text:p>
          </table:table-cell>
          <table:table-cell office:value-type="float" office:value="1665448.1" table:style-name="ce16">
            <text:p><text:s/>1.665.448,1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8913.73" table:style-name="ce16">
            <text:p><text:s/>28.913,7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1285480.23" table:style-name="ce16">
            <text:p><text:s/>11.285.480,23<text:s/></text:p>
          </table:table-cell>
          <table:table-cell office:value-type="float" office:value="160970461.93000001" table:style-name="ce16">
            <text:p><text:s/>160.970.461,9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040696.7" table:style-name="ce16">
            <text:p><text:s/>1.040.696,7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235694.0499999998" table:style-name="ce16">
            <text:p><text:s/>2.235.694,05<text:s/></text:p>
          </table:table-cell>
          <table:table-cell office:value-type="float" office:value="2238.34" table:style-name="ce16">
            <text:p><text:s/>2.238,34<text:s/></text:p>
          </table:table-cell>
          <table:table-cell office:value-type="float" office:value="186435681.60000002" table:style-name="ce17">
            <text:p><text:s/>186.435.681,6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194606.1399999997" table:style-name="ce16">
            <text:p><text:s/>8.194.606,14<text:s/></text:p>
          </table:table-cell>
          <table:table-cell office:value-type="float" office:value="26876934.289999999" table:style-name="ce16">
            <text:p><text:s/>26.876.934,29<text:s/></text:p>
          </table:table-cell>
          <table:table-cell office:value-type="float" office:value="27452206.489999998" table:style-name="ce16">
            <text:p><text:s/>27.452.206,49<text:s/></text:p>
          </table:table-cell>
          <table:table-cell office:value-type="float" office:value="24161398.109999999" table:style-name="ce16">
            <text:p><text:s/>24.161.398,11<text:s/></text:p>
          </table:table-cell>
          <table:table-cell office:value-type="float" office:value="73177761.579999998" table:style-name="ce16">
            <text:p><text:s/>73.177.761,58<text:s/></text:p>
          </table:table-cell>
          <table:table-cell office:value-type="float" office:value="55940404.770000003" table:style-name="ce16">
            <text:p><text:s/>55.940.404,77<text:s/></text:p>
          </table:table-cell>
          <table:table-cell office:value-type="float" office:value="1438725108.4000001" table:style-name="ce16">
            <text:p><text:s/>1.438.725.108,40<text:s/></text:p>
          </table:table-cell>
          <table:table-cell office:value-type="float" office:value="38080526.579999998" table:style-name="ce16">
            <text:p><text:s/>38.080.526,58<text:s/></text:p>
          </table:table-cell>
          <table:table-cell office:value-type="float" office:value="48829798.670000002" table:style-name="ce16">
            <text:p><text:s/>48.829.798,67<text:s/></text:p>
          </table:table-cell>
          <table:table-cell office:value-type="float" office:value="30888369.280000001" table:style-name="ce16">
            <text:p><text:s/>30.888.369,28<text:s/></text:p>
          </table:table-cell>
          <table:table-cell office:value-type="float" office:value="185642858.47" table:style-name="ce16">
            <text:p><text:s/>185.642.858,47<text:s/></text:p>
          </table:table-cell>
          <table:table-cell office:value-type="float" office:value="26376969.649999999" table:style-name="ce16">
            <text:p><text:s/>26.376.969,65<text:s/></text:p>
          </table:table-cell>
          <table:table-cell office:value-type="float" office:value="27908589.059999999" table:style-name="ce16">
            <text:p><text:s/>27.908.589,06<text:s/></text:p>
          </table:table-cell>
          <table:table-cell office:value-type="float" office:value="50049731.950000003" table:style-name="ce16">
            <text:p><text:s/>50.049.731,95<text:s/></text:p>
          </table:table-cell>
          <table:table-cell office:value-type="float" office:value="57130889.219999999" table:style-name="ce16">
            <text:p><text:s/>57.130.889,22<text:s/></text:p>
          </table:table-cell>
          <table:table-cell office:value-type="float" office:value="81217071.439999998" table:style-name="ce16">
            <text:p><text:s/>81.217.071,44<text:s/></text:p>
          </table:table-cell>
          <table:table-cell office:value-type="float" office:value="25221690.809999999" table:style-name="ce16">
            <text:p><text:s/>25.221.690,81<text:s/></text:p>
          </table:table-cell>
          <table:table-cell office:value-type="float" office:value="85235216.120000005" table:style-name="ce16">
            <text:p><text:s/>85.235.216,12<text:s/></text:p>
          </table:table-cell>
          <table:table-cell office:value-type="float" office:value="295683149.69999999" table:style-name="ce16">
            <text:p><text:s/>295.683.149,70<text:s/></text:p>
          </table:table-cell>
          <table:table-cell office:value-type="float" office:value="45569123.079999998" table:style-name="ce16">
            <text:p><text:s/>45.569.123,08<text:s/></text:p>
          </table:table-cell>
          <table:table-cell office:value-type="float" office:value="26610623.34" table:style-name="ce16">
            <text:p><text:s/>26.610.623,34<text:s/></text:p>
          </table:table-cell>
          <table:table-cell office:value-type="float" office:value="14408354.539999999" table:style-name="ce16">
            <text:p><text:s/>14.408.354,54<text:s/></text:p>
          </table:table-cell>
          <table:table-cell office:value-type="float" office:value="140165596.61000001" table:style-name="ce16">
            <text:p><text:s/>140.165.596,61<text:s/></text:p>
          </table:table-cell>
          <table:table-cell office:value-type="float" office:value="62856887.009999998" table:style-name="ce16">
            <text:p><text:s/>62.856.887,01<text:s/></text:p>
          </table:table-cell>
          <table:table-cell office:value-type="float" office:value="21848371.32" table:style-name="ce16">
            <text:p><text:s/>21.848.371,32<text:s/></text:p>
          </table:table-cell>
          <table:table-cell office:value-type="float" office:value="170771125.24000001" table:style-name="ce16">
            <text:p><text:s/>170.771.125,24<text:s/></text:p>
          </table:table-cell>
          <table:table-cell office:value-type="float" office:value="12073423.51" table:style-name="ce16">
            <text:p><text:s/>12.073.423,51<text:s/></text:p>
          </table:table-cell>
          <table:table-cell office:value-type="float" office:value="3101096785.3800011" table:style-name="ce17">
            <text:p><text:s/>3.101.096.785,3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648694.41999999993" table:style-name="ce16">
            <text:p><text:s/>648.694,42<text:s/></text:p>
          </table:table-cell>
          <table:table-cell office:value-type="float" office:value="3778515.59" table:style-name="ce16">
            <text:p><text:s/>3.778.515,59<text:s/></text:p>
          </table:table-cell>
          <table:table-cell office:value-type="float" office:value="17175975.670000002" table:style-name="ce16">
            <text:p><text:s/>17.175.975,67<text:s/></text:p>
          </table:table-cell>
          <table:table-cell office:value-type="float" office:value="405666.34" table:style-name="ce16">
            <text:p><text:s/>405.666,34<text:s/></text:p>
          </table:table-cell>
          <table:table-cell office:value-type="float" office:value="16848412.390000001" table:style-name="ce16">
            <text:p><text:s/>16.848.412,39<text:s/></text:p>
          </table:table-cell>
          <table:table-cell office:value-type="float" office:value="17622616.460000001" table:style-name="ce16">
            <text:p><text:s/>17.622.616,46<text:s/></text:p>
          </table:table-cell>
          <table:table-cell office:value-type="float" office:value="678540837.55000007" table:style-name="ce16">
            <text:p><text:s/>678.540.837,55<text:s/></text:p>
          </table:table-cell>
          <table:table-cell office:value-type="float" office:value="18642224.069999997" table:style-name="ce16">
            <text:p><text:s/>18.642.224,07<text:s/></text:p>
          </table:table-cell>
          <table:table-cell office:value-type="float" office:value="31443337.75" table:style-name="ce16">
            <text:p><text:s/>31.443.337,75<text:s/></text:p>
          </table:table-cell>
          <table:table-cell office:value-type="float" office:value="4810686.84" table:style-name="ce16">
            <text:p><text:s/>4.810.686,84<text:s/></text:p>
          </table:table-cell>
          <table:table-cell office:value-type="float" office:value="24744361.879999999" table:style-name="ce16">
            <text:p><text:s/>24.744.361,88<text:s/></text:p>
          </table:table-cell>
          <table:table-cell office:value-type="float" office:value="16471010.600000001" table:style-name="ce16">
            <text:p><text:s/>16.471.010,60<text:s/></text:p>
          </table:table-cell>
          <table:table-cell office:value-type="float" office:value="7921530.71" table:style-name="ce16">
            <text:p><text:s/>7.921.530,71<text:s/></text:p>
          </table:table-cell>
          <table:table-cell office:value-type="float" office:value="2928837.5700000003" table:style-name="ce16">
            <text:p><text:s/>2.928.837,57<text:s/></text:p>
          </table:table-cell>
          <table:table-cell office:value-type="float" office:value="2795843.26" table:style-name="ce16">
            <text:p><text:s/>2.795.843,26<text:s/></text:p>
          </table:table-cell>
          <table:table-cell office:value-type="float" office:value="25142172.620000001" table:style-name="ce16">
            <text:p><text:s/>25.142.172,62<text:s/></text:p>
          </table:table-cell>
          <table:table-cell office:value-type="float" office:value="1769668.29" table:style-name="ce16">
            <text:p><text:s/>1.769.668,29<text:s/></text:p>
          </table:table-cell>
          <table:table-cell office:value-type="float" office:value="60641679.090000004" table:style-name="ce16">
            <text:p><text:s/>60.641.679,09<text:s/></text:p>
          </table:table-cell>
          <table:table-cell office:value-type="float" office:value="662223319.89999998" table:style-name="ce16">
            <text:p><text:s/>662.223.319,90<text:s/></text:p>
          </table:table-cell>
          <table:table-cell office:value-type="float" office:value="3485629.95" table:style-name="ce16">
            <text:p><text:s/>3.485.629,95<text:s/></text:p>
          </table:table-cell>
          <table:table-cell office:value-type="float" office:value="1912616.4300000002" table:style-name="ce16">
            <text:p><text:s/>1.912.616,43<text:s/></text:p>
          </table:table-cell>
          <table:table-cell office:value-type="float" office:value="808355.57000000007" table:style-name="ce16">
            <text:p><text:s/>808.355,57<text:s/></text:p>
          </table:table-cell>
          <table:table-cell office:value-type="float" office:value="40592330.359999992" table:style-name="ce16">
            <text:p><text:s/>40.592.330,36<text:s/></text:p>
          </table:table-cell>
          <table:table-cell office:value-type="float" office:value="44881896.979999997" table:style-name="ce16">
            <text:p><text:s/>44.881.896,98<text:s/></text:p>
          </table:table-cell>
          <table:table-cell office:value-type="float" office:value="1637443.7999999998" table:style-name="ce16">
            <text:p><text:s/>1.637.443,80<text:s/></text:p>
          </table:table-cell>
          <table:table-cell office:value-type="float" office:value="614456815.5" table:style-name="ce16">
            <text:p><text:s/>614.456.815,50<text:s/></text:p>
          </table:table-cell>
          <table:table-cell office:value-type="float" office:value="1134344.27" table:style-name="ce16">
            <text:p><text:s/>1.134.344,27<text:s/></text:p>
          </table:table-cell>
          <table:table-cell office:value-type="float" office:value="2303464823.8600001" table:style-name="ce17">
            <text:p><text:s/>2.303.464.823,86<text:s/></text:p>
          </table:table-cell>
          <table:table-cell table:number-columns-repeated="16355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54944744.659999996" table:style-name="ce20">
            <text:p><text:s/>54.944.744,66<text:s/></text:p>
          </table:table-cell>
          <table:table-cell office:value-type="float" office:value="239655809.40000004" table:style-name="ce20">
            <text:p><text:s/>239.655.809,40<text:s/></text:p>
          </table:table-cell>
          <table:table-cell office:value-type="float" office:value="1143541001.4100001" table:style-name="ce20">
            <text:p><text:s/>1.143.541.001,41<text:s/></text:p>
          </table:table-cell>
          <table:table-cell office:value-type="float" office:value="58045823.369999997" table:style-name="ce20">
            <text:p><text:s/>58.045.823,37<text:s/></text:p>
          </table:table-cell>
          <table:table-cell office:value-type="float" office:value="1830348537.9499998" table:style-name="ce20">
            <text:p><text:s/>1.830.348.537,95<text:s/></text:p>
          </table:table-cell>
          <table:table-cell office:value-type="float" office:value="1264667486.6199999" table:style-name="ce20">
            <text:p><text:s/>1.264.667.486,62<text:s/></text:p>
          </table:table-cell>
          <table:table-cell office:value-type="float" office:value="8497958684.1599998" table:style-name="ce20">
            <text:p><text:s/>8.497.958.684,16<text:s/></text:p>
          </table:table-cell>
          <table:table-cell office:value-type="float" office:value="1625157266.1699998" table:style-name="ce20">
            <text:p><text:s/>1.625.157.266,17<text:s/></text:p>
          </table:table-cell>
          <table:table-cell office:value-type="float" office:value="1195381763.3599999" table:style-name="ce20">
            <text:p><text:s/>1.195.381.763,36<text:s/></text:p>
          </table:table-cell>
          <table:table-cell office:value-type="float" office:value="357373856.82000005" table:style-name="ce20">
            <text:p><text:s/>357.373.856,82<text:s/></text:p>
          </table:table-cell>
          <table:table-cell office:value-type="float" office:value="6356226815.9300003" table:style-name="ce20">
            <text:p><text:s/>6.356.226.815,93<text:s/></text:p>
          </table:table-cell>
          <table:table-cell office:value-type="float" office:value="449877122.24000001" table:style-name="ce20">
            <text:p><text:s/>449.877.122,24<text:s/></text:p>
          </table:table-cell>
          <table:table-cell office:value-type="float" office:value="734359925.91000009" table:style-name="ce20">
            <text:p><text:s/>734.359.925,91<text:s/></text:p>
          </table:table-cell>
          <table:table-cell office:value-type="float" office:value="702667540.30999994" table:style-name="ce20">
            <text:p><text:s/>702.667.540,31<text:s/></text:p>
          </table:table-cell>
          <table:table-cell office:value-type="float" office:value="328722765.63999999" table:style-name="ce20">
            <text:p><text:s/>328.722.765,64<text:s/></text:p>
          </table:table-cell>
          <table:table-cell office:value-type="float" office:value="1661951894.77" table:style-name="ce20">
            <text:p><text:s/>1.661.951.894,77<text:s/></text:p>
          </table:table-cell>
          <table:table-cell office:value-type="float" office:value="170365635.72999999" table:style-name="ce20">
            <text:p><text:s/>170.365.635,73<text:s/></text:p>
          </table:table-cell>
          <table:table-cell office:value-type="float" office:value="4569120041.6199999" table:style-name="ce20">
            <text:p><text:s/>4.569.120.041,62<text:s/></text:p>
          </table:table-cell>
          <table:table-cell office:value-type="float" office:value="15592259912.370001" table:style-name="ce20">
            <text:p><text:s/>15.592.259.912,37<text:s/></text:p>
          </table:table-cell>
          <table:table-cell office:value-type="float" office:value="313886916.37" table:style-name="ce20">
            <text:p><text:s/>313.886.916,37<text:s/></text:p>
          </table:table-cell>
          <table:table-cell office:value-type="float" office:value="222133986.84999999" table:style-name="ce20">
            <text:p><text:s/>222.133.986,85<text:s/></text:p>
          </table:table-cell>
          <table:table-cell office:value-type="float" office:value="57440083.869999997" table:style-name="ce20">
            <text:p><text:s/>57.440.083,87<text:s/></text:p>
          </table:table-cell>
          <table:table-cell office:value-type="float" office:value="4096083169.04" table:style-name="ce20">
            <text:p><text:s/>4.096.083.169,04<text:s/></text:p>
          </table:table-cell>
          <table:table-cell office:value-type="float" office:value="6059095741.0900002" table:style-name="ce20">
            <text:p><text:s/>6.059.095.741,09<text:s/></text:p>
          </table:table-cell>
          <table:table-cell office:value-type="float" office:value="207662620.02000004" table:style-name="ce20">
            <text:p><text:s/>207.662.620,02<text:s/></text:p>
          </table:table-cell>
          <table:table-cell office:value-type="float" office:value="40071330697.93" table:style-name="ce20">
            <text:p><text:s/>40.071.330.697,93<text:s/></text:p>
          </table:table-cell>
          <table:table-cell office:value-type="float" office:value="109482328.28" table:style-name="ce20">
            <text:p><text:s/>109.482.328,28<text:s/></text:p>
          </table:table-cell>
          <table:table-cell office:value-type="float" office:value="97969742171.889999" table:style-name="ce21">
            <text:p><text:s/>97.969.742.171,89<text:s/></text:p>
          </table:table-cell>
          <table:table-cell table:number-columns-repeated="16355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68630187.35671474" table:style-name="ce24">
            <text:p><text:s/>68.630.187,36<text:s/></text:p>
          </table:table-cell>
          <table:table-cell office:value-type="float" office:value="204102816.4090181" table:style-name="ce24">
            <text:p><text:s/>204.102.816,41<text:s/></text:p>
          </table:table-cell>
          <table:table-cell office:value-type="float" office:value="379518758.00012696" table:style-name="ce24">
            <text:p><text:s/>379.518.758,00<text:s/></text:p>
          </table:table-cell>
          <table:table-cell office:value-type="float" office:value="49497624.523159757" table:style-name="ce24">
            <text:p><text:s/>49.497.624,52<text:s/></text:p>
          </table:table-cell>
          <table:table-cell office:value-type="float" office:value="1194318656.8466153" table:style-name="ce24">
            <text:p><text:s/>1.194.318.656,85<text:s/></text:p>
          </table:table-cell>
          <table:table-cell office:value-type="float" office:value="826245276.88002729" table:style-name="ce24">
            <text:p><text:s/>826.245.276,88<text:s/></text:p>
          </table:table-cell>
          <table:table-cell office:value-type="float" office:value="1579557191.9581707" table:style-name="ce24">
            <text:p><text:s/>1.579.557.191,96<text:s/></text:p>
          </table:table-cell>
          <table:table-cell office:value-type="float" office:value="586032115.72482824" table:style-name="ce24">
            <text:p><text:s/>586.032.115,72<text:s/></text:p>
          </table:table-cell>
          <table:table-cell office:value-type="float" office:value="731022687.38056171" table:style-name="ce24">
            <text:p><text:s/>731.022.687,38<text:s/></text:p>
          </table:table-cell>
          <table:table-cell office:value-type="float" office:value="373283880.84635776" table:style-name="ce24">
            <text:p><text:s/>373.283.880,85<text:s/></text:p>
          </table:table-cell>
          <table:table-cell office:value-type="float" office:value="3148797486.3388729" table:style-name="ce24">
            <text:p><text:s/>3.148.797.486,34<text:s/></text:p>
          </table:table-cell>
          <table:table-cell office:value-type="float" office:value="342932268.96267807" table:style-name="ce24">
            <text:p><text:s/>342.932.268,96<text:s/></text:p>
          </table:table-cell>
          <table:table-cell office:value-type="float" office:value="534300753.71642405" table:style-name="ce24">
            <text:p><text:s/>534.300.753,72<text:s/></text:p>
          </table:table-cell>
          <table:table-cell office:value-type="float" office:value="594213275.31596005" table:style-name="ce24">
            <text:p><text:s/>594.213.275,32<text:s/></text:p>
          </table:table-cell>
          <table:table-cell office:value-type="float" office:value="319479456.22223812" table:style-name="ce24">
            <text:p><text:s/>319.479.456,22<text:s/></text:p>
          </table:table-cell>
          <table:table-cell office:value-type="float" office:value="787157055.63833952" table:style-name="ce24">
            <text:p><text:s/>787.157.055,64<text:s/></text:p>
          </table:table-cell>
          <table:table-cell office:value-type="float" office:value="228712312.37389261" table:style-name="ce24">
            <text:p><text:s/>228.712.312,37<text:s/></text:p>
          </table:table-cell>
          <table:table-cell office:value-type="float" office:value="2182844025.7601295" table:style-name="ce24">
            <text:p><text:s/>2.182.844.025,76<text:s/></text:p>
          </table:table-cell>
          <table:table-cell office:value-type="float" office:value="3539165255.7719946" table:style-name="ce24">
            <text:p><text:s/>3.539.165.255,77<text:s/></text:p>
          </table:table-cell>
          <table:table-cell office:value-type="float" office:value="299574543.00870103" table:style-name="ce24">
            <text:p><text:s/>299.574.543,01<text:s/></text:p>
          </table:table-cell>
          <table:table-cell office:value-type="float" office:value="147603922.53682196" table:style-name="ce24">
            <text:p><text:s/>147.603.922,54<text:s/></text:p>
          </table:table-cell>
          <table:table-cell office:value-type="float" office:value="50525070.283302456" table:style-name="ce24">
            <text:p><text:s/>50.525.070,28<text:s/></text:p>
          </table:table-cell>
          <table:table-cell office:value-type="float" office:value="2136970629.1255419" table:style-name="ce24">
            <text:p><text:s/>2.136.970.629,13<text:s/></text:p>
          </table:table-cell>
          <table:table-cell office:value-type="float" office:value="1814026368.9390867" table:style-name="ce24">
            <text:p><text:s/>1.814.026.368,94<text:s/></text:p>
          </table:table-cell>
          <table:table-cell office:value-type="float" office:value="208074684.00859699" table:style-name="ce24">
            <text:p><text:s/>208.074.684,01<text:s/></text:p>
          </table:table-cell>
          <table:table-cell office:value-type="float" office:value="14181747704.206186" table:style-name="ce24">
            <text:p><text:s/>14.181.747.704,21<text:s/></text:p>
          </table:table-cell>
          <table:table-cell office:value-type="float" office:value="139108774.68565947" table:style-name="ce24">
            <text:p><text:s/>139.108.774,69<text:s/></text:p>
          </table:table-cell>
          <table:table-cell office:value-type="float" office:value="36647442782.820015" table:style-name="ce25">
            <text:p><text:s/>36.647.442.782,82<text:s/></text:p>
          </table:table-cell>
          <table:table-cell table:number-columns-repeated="16355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23574932.01671474" table:style-name="ce20">
            <text:p><text:s/>123.574.932,02<text:s/></text:p>
          </table:table-cell>
          <table:table-cell office:value-type="float" office:value="443758625.80901814" table:style-name="ce20">
            <text:p><text:s/>443.758.625,81<text:s/></text:p>
          </table:table-cell>
          <table:table-cell office:value-type="float" office:value="1523059759.4101272" table:style-name="ce20">
            <text:p><text:s/>1.523.059.759,41<text:s/></text:p>
          </table:table-cell>
          <table:table-cell office:value-type="float" office:value="107543447.89315975" table:style-name="ce20">
            <text:p><text:s/>107.543.447,89<text:s/></text:p>
          </table:table-cell>
          <table:table-cell office:value-type="float" office:value="3024667194.7966151" table:style-name="ce20">
            <text:p><text:s/>3.024.667.194,80<text:s/></text:p>
          </table:table-cell>
          <table:table-cell office:value-type="float" office:value="2090912763.5000272" table:style-name="ce20">
            <text:p><text:s/>2.090.912.763,50<text:s/></text:p>
          </table:table-cell>
          <table:table-cell office:value-type="float" office:value="10077515876.11817" table:style-name="ce20">
            <text:p><text:s/>10.077.515.876,12<text:s/></text:p>
          </table:table-cell>
          <table:table-cell office:value-type="float" office:value="2211189381.8948278" table:style-name="ce20">
            <text:p><text:s/>2.211.189.381,89<text:s/></text:p>
          </table:table-cell>
          <table:table-cell office:value-type="float" office:value="1926404450.7405615" table:style-name="ce20">
            <text:p><text:s/>1.926.404.450,74<text:s/></text:p>
          </table:table-cell>
          <table:table-cell office:value-type="float" office:value="730657737.66635776" table:style-name="ce20">
            <text:p><text:s/>730.657.737,67<text:s/></text:p>
          </table:table-cell>
          <table:table-cell office:value-type="float" office:value="9505024302.2688732" table:style-name="ce20">
            <text:p><text:s/>9.505.024.302,27<text:s/></text:p>
          </table:table-cell>
          <table:table-cell office:value-type="float" office:value="792809391.20267808" table:style-name="ce20">
            <text:p><text:s/>792.809.391,20<text:s/></text:p>
          </table:table-cell>
          <table:table-cell office:value-type="float" office:value="1268660679.6264241" table:style-name="ce20">
            <text:p><text:s/>1.268.660.679,63<text:s/></text:p>
          </table:table-cell>
          <table:table-cell office:value-type="float" office:value="1296880815.6259599" table:style-name="ce20">
            <text:p><text:s/>1.296.880.815,63<text:s/></text:p>
          </table:table-cell>
          <table:table-cell office:value-type="float" office:value="648202221.86223817" table:style-name="ce20">
            <text:p><text:s/>648.202.221,86<text:s/></text:p>
          </table:table-cell>
          <table:table-cell office:value-type="float" office:value="2449108950.4083395" table:style-name="ce20">
            <text:p><text:s/>2.449.108.950,41<text:s/></text:p>
          </table:table-cell>
          <table:table-cell office:value-type="float" office:value="399077948.10389256" table:style-name="ce20">
            <text:p><text:s/>399.077.948,10<text:s/></text:p>
          </table:table-cell>
          <table:table-cell office:value-type="float" office:value="6751964067.3801289" table:style-name="ce20">
            <text:p><text:s/>6.751.964.067,38<text:s/></text:p>
          </table:table-cell>
          <table:table-cell office:value-type="float" office:value="19131425168.141994" table:style-name="ce20">
            <text:p><text:s/>19.131.425.168,14<text:s/></text:p>
          </table:table-cell>
          <table:table-cell office:value-type="float" office:value="613461459.37870097" table:style-name="ce20">
            <text:p><text:s/>613.461.459,38<text:s/></text:p>
          </table:table-cell>
          <table:table-cell office:value-type="float" office:value="369737909.38682199" table:style-name="ce20">
            <text:p><text:s/>369.737.909,39<text:s/></text:p>
          </table:table-cell>
          <table:table-cell office:value-type="float" office:value="107965154.15330246" table:style-name="ce20">
            <text:p><text:s/>107.965.154,15<text:s/></text:p>
          </table:table-cell>
          <table:table-cell office:value-type="float" office:value="6233053798.1655416" table:style-name="ce20">
            <text:p><text:s/>6.233.053.798,17<text:s/></text:p>
          </table:table-cell>
          <table:table-cell office:value-type="float" office:value="7873122110.0290871" table:style-name="ce20">
            <text:p><text:s/>7.873.122.110,03<text:s/></text:p>
          </table:table-cell>
          <table:table-cell office:value-type="float" office:value="415737304.028597" table:style-name="ce20">
            <text:p><text:s/>415.737.304,03<text:s/></text:p>
          </table:table-cell>
          <table:table-cell office:value-type="float" office:value="54253078402.136185" table:style-name="ce20">
            <text:p><text:s/>54.253.078.402,14<text:s/></text:p>
          </table:table-cell>
          <table:table-cell office:value-type="float" office:value="248591102.96565947" table:style-name="ce20">
            <text:p><text:s/>248.591.102,97<text:s/></text:p>
          </table:table-cell>
          <table:table-cell office:value-type="float" office:value="134617184954.71002" table:style-name="ce21">
            <text:p><text:s/>134.617.184.954,71<text:s/></text:p>
          </table:table-cell>
          <table:table-cell table:number-columns-repeated="16355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1006360.6109581155" table:style-name="ce26">
            <text:p><text:s/>1.006.360,61<text:s/></text:p>
          </table:table-cell>
          <table:table-cell office:value-type="float" office:value="3845310.8584709489" table:style-name="ce26">
            <text:p><text:s/>3.845.310,86<text:s/></text:p>
          </table:table-cell>
          <table:table-cell office:value-type="float" office:value="4665565.889279101" table:style-name="ce26">
            <text:p><text:s/>4.665.565,89<text:s/></text:p>
          </table:table-cell>
          <table:table-cell office:value-type="float" office:value="895429.37229446135" table:style-name="ce26">
            <text:p><text:s/>895.429,37<text:s/></text:p>
          </table:table-cell>
          <table:table-cell office:value-type="float" office:value="12213621.06395047" table:style-name="ce26">
            <text:p><text:s/>12.213.621,06<text:s/></text:p>
          </table:table-cell>
          <table:table-cell office:value-type="float" office:value="23677292.77569066" table:style-name="ce26">
            <text:p><text:s/>23.677.292,78<text:s/></text:p>
          </table:table-cell>
          <table:table-cell office:value-type="float" office:value="15208864.279291334" table:style-name="ce26">
            <text:p><text:s/>15.208.864,28<text:s/></text:p>
          </table:table-cell>
          <table:table-cell office:value-type="float" office:value="6879883.5584007632" table:style-name="ce26">
            <text:p><text:s/>6.879.883,56<text:s/></text:p>
          </table:table-cell>
          <table:table-cell office:value-type="float" office:value="10176838.957290534" table:style-name="ce26">
            <text:p><text:s/>10.176.838,96<text:s/></text:p>
          </table:table-cell>
          <table:table-cell office:value-type="float" office:value="4601481.7470034873" table:style-name="ce26">
            <text:p><text:s/>4.601.481,75<text:s/></text:p>
          </table:table-cell>
          <table:table-cell office:value-type="float" office:value="43695920.057968222" table:style-name="ce26">
            <text:p><text:s/>43.695.920,06<text:s/></text:p>
          </table:table-cell>
          <table:table-cell office:value-type="float" office:value="12659312.633398714" table:style-name="ce26">
            <text:p><text:s/>12.659.312,63<text:s/></text:p>
          </table:table-cell>
          <table:table-cell office:value-type="float" office:value="7991815.4636178249" table:style-name="ce26">
            <text:p><text:s/>7.991.815,46<text:s/></text:p>
          </table:table-cell>
          <table:table-cell office:value-type="float" office:value="10420129.906102398" table:style-name="ce26">
            <text:p><text:s/>10.420.129,91<text:s/></text:p>
          </table:table-cell>
          <table:table-cell office:value-type="float" office:value="3665350.8269557753" table:style-name="ce26">
            <text:p><text:s/>3.665.350,83<text:s/></text:p>
          </table:table-cell>
          <table:table-cell office:value-type="float" office:value="12071723.698061259" table:style-name="ce26">
            <text:p><text:s/>12.071.723,70<text:s/></text:p>
          </table:table-cell>
          <table:table-cell office:value-type="float" office:value="2486427.7371442351" table:style-name="ce26">
            <text:p><text:s/>2.486.427,74<text:s/></text:p>
          </table:table-cell>
          <table:table-cell office:value-type="float" office:value="32496109.001254685" table:style-name="ce26">
            <text:p><text:s/>32.496.109,00<text:s/></text:p>
          </table:table-cell>
          <table:table-cell office:value-type="float" office:value="2920009902.1244893" table:style-name="ce26">
            <text:p><text:s/>2.920.009.902,12<text:s/></text:p>
          </table:table-cell>
          <table:table-cell office:value-type="float" office:value="10373936.299274912" table:style-name="ce26">
            <text:p><text:s/>10.373.936,30<text:s/></text:p>
          </table:table-cell>
          <table:table-cell office:value-type="float" office:value="2108838.5673671779" table:style-name="ce26">
            <text:p><text:s/>2.108.838,57<text:s/></text:p>
          </table:table-cell>
          <table:table-cell office:value-type="float" office:value="549045.12620865298" table:style-name="ce26">
            <text:p><text:s/>549.045,13<text:s/></text:p>
          </table:table-cell>
          <table:table-cell office:value-type="float" office:value="27589323.415942144" table:style-name="ce26">
            <text:p><text:s/>27.589.323,42<text:s/></text:p>
          </table:table-cell>
          <table:table-cell office:value-type="float" office:value="27138342.322734281" table:style-name="ce26">
            <text:p><text:s/>27.138.342,32<text:s/></text:p>
          </table:table-cell>
          <table:table-cell office:value-type="float" office:value="2614567.3483063905" table:style-name="ce26">
            <text:p><text:s/>2.614.567,35<text:s/></text:p>
          </table:table-cell>
          <table:table-cell office:value-type="float" office:value="112905245.90894206" table:style-name="ce26">
            <text:p><text:s/>112.905.245,91<text:s/></text:p>
          </table:table-cell>
          <table:table-cell office:value-type="float" office:value="2423751.9096008567" table:style-name="ce26">
            <text:p><text:s/>2.423.751,91<text:s/></text:p>
          </table:table-cell>
          <table:table-cell office:value-type="float" office:value="3314370391.4599986" table:style-name="ce27">
            <text:p><text:s/>3.314.370.391,46<text:s/></text:p>
          </table:table-cell>
          <table:table-cell table:number-columns-repeated="16355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24581292.62767285" table:style-name="ce20">
            <text:p><text:s/>124.581.292,63<text:s/></text:p>
          </table:table-cell>
          <table:table-cell office:value-type="float" office:value="447603936.66748911" table:style-name="ce20">
            <text:p><text:s/>447.603.936,67<text:s/></text:p>
          </table:table-cell>
          <table:table-cell office:value-type="float" office:value="1527725325.2994063" table:style-name="ce20">
            <text:p><text:s/>1.527.725.325,30<text:s/></text:p>
          </table:table-cell>
          <table:table-cell office:value-type="float" office:value="108438877.2654542" table:style-name="ce20">
            <text:p><text:s/>108.438.877,27<text:s/></text:p>
          </table:table-cell>
          <table:table-cell office:value-type="float" office:value="3036880815.8605657" table:style-name="ce20">
            <text:p><text:s/>3.036.880.815,86<text:s/></text:p>
          </table:table-cell>
          <table:table-cell office:value-type="float" office:value="2114590056.2757177" table:style-name="ce20">
            <text:p><text:s/>2.114.590.056,28<text:s/></text:p>
          </table:table-cell>
          <table:table-cell office:value-type="float" office:value="10092724740.397461" table:style-name="ce20">
            <text:p><text:s/>10.092.724.740,40<text:s/></text:p>
          </table:table-cell>
          <table:table-cell office:value-type="float" office:value="2218069265.4532285" table:style-name="ce20">
            <text:p><text:s/>2.218.069.265,45<text:s/></text:p>
          </table:table-cell>
          <table:table-cell office:value-type="float" office:value="1936581289.6978521" table:style-name="ce20">
            <text:p><text:s/>1.936.581.289,70<text:s/></text:p>
          </table:table-cell>
          <table:table-cell office:value-type="float" office:value="735259219.41336119" table:style-name="ce20">
            <text:p><text:s/>735.259.219,41<text:s/></text:p>
          </table:table-cell>
          <table:table-cell office:value-type="float" office:value="9548720222.3268414" table:style-name="ce20">
            <text:p><text:s/>9.548.720.222,33<text:s/></text:p>
          </table:table-cell>
          <table:table-cell office:value-type="float" office:value="805468703.83607686" table:style-name="ce20">
            <text:p><text:s/>805.468.703,84<text:s/></text:p>
          </table:table-cell>
          <table:table-cell office:value-type="float" office:value="1276652495.0900419" table:style-name="ce20">
            <text:p><text:s/>1.276.652.495,09<text:s/></text:p>
          </table:table-cell>
          <table:table-cell office:value-type="float" office:value="1307300945.5320623" table:style-name="ce20">
            <text:p><text:s/>1.307.300.945,53<text:s/></text:p>
          </table:table-cell>
          <table:table-cell office:value-type="float" office:value="651867572.68919396" table:style-name="ce20">
            <text:p><text:s/>651.867.572,69<text:s/></text:p>
          </table:table-cell>
          <table:table-cell office:value-type="float" office:value="2461180674.106401" table:style-name="ce20">
            <text:p><text:s/>2.461.180.674,11<text:s/></text:p>
          </table:table-cell>
          <table:table-cell office:value-type="float" office:value="401564375.8410368" table:style-name="ce20">
            <text:p><text:s/>401.564.375,84<text:s/></text:p>
          </table:table-cell>
          <table:table-cell office:value-type="float" office:value="6784460176.3813839" table:style-name="ce20">
            <text:p><text:s/>6.784.460.176,38<text:s/></text:p>
          </table:table-cell>
          <table:table-cell office:value-type="float" office:value="22051435070.266483" table:style-name="ce20">
            <text:p><text:s/>22.051.435.070,27<text:s/></text:p>
          </table:table-cell>
          <table:table-cell office:value-type="float" office:value="623835395.67797589" table:style-name="ce20">
            <text:p><text:s/>623.835.395,68<text:s/></text:p>
          </table:table-cell>
          <table:table-cell office:value-type="float" office:value="371846747.95418918" table:style-name="ce20">
            <text:p><text:s/>371.846.747,95<text:s/></text:p>
          </table:table-cell>
          <table:table-cell office:value-type="float" office:value="108514199.27951111" table:style-name="ce20">
            <text:p><text:s/>108.514.199,28<text:s/></text:p>
          </table:table-cell>
          <table:table-cell office:value-type="float" office:value="6260643121.5814838" table:style-name="ce20">
            <text:p><text:s/>6.260.643.121,58<text:s/></text:p>
          </table:table-cell>
          <table:table-cell office:value-type="float" office:value="7900260452.3518209" table:style-name="ce20">
            <text:p><text:s/>7.900.260.452,35<text:s/></text:p>
          </table:table-cell>
          <table:table-cell office:value-type="float" office:value="418351871.37690341" table:style-name="ce20">
            <text:p><text:s/>418.351.871,38<text:s/></text:p>
          </table:table-cell>
          <table:table-cell office:value-type="float" office:value="54365983648.045128" table:style-name="ce20">
            <text:p><text:s/>54.365.983.648,05<text:s/></text:p>
          </table:table-cell>
          <table:table-cell office:value-type="float" office:value="251014854.87526032" table:style-name="ce20">
            <text:p><text:s/>251.014.854,88<text:s/></text:p>
          </table:table-cell>
          <table:table-cell office:value-type="float" office:value="137931555346.17001" table:style-name="ce21">
            <text:p><text:s/>137.931.555.346,17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ário Vieira Cunha</meta:initial-creator>
    <dc:creator>Mario Vieira Cunha</dc:creator>
    <meta:creation-date>2004-03-11T18:47:37Z</meta:creation-date>
    <dc:date>2021-04-14T13:38:58Z</dc:date>
    <meta:print-date>2011-05-12T16:46:54Z</meta:print-date>
    <meta:editing-cycles>44</meta:editing-cycles>
    <meta:editing-duration>PT4572S</meta:editing-duration>
  </office:meta>
</office:document-meta>
</file>